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7.112cm"/>
    </style:style>
    <style:style style:name="Table1.D" style:family="table-column">
      <style:table-column-properties style:column-width="9.59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01cm" style:rel-column-width="20055*"/>
    </style:style>
    <style:style style:name="Table5.B" style:family="table-column">
      <style:table-column-properties style:column-width="7.303cm" style:rel-column-width="18304*"/>
    </style:style>
    <style:style style:name="Table5.C" style:family="table-column">
      <style:table-column-properties style:column-width="5.207cm" style:rel-column-width="13052*"/>
    </style:style>
    <style:style style:name="Table5.D" style:family="table-column">
      <style:table-column-properties style:column-width="5.634cm" style:rel-column-width="1412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76cm"/>
    </style:style>
    <style:style style:name="Table4.C" style:family="table-column">
      <style:table-column-properties style:column-width="8.12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2" style:family="table-row">
      <style:table-row-properties style:min-row-height="0.489cm" fo:background-color="transparent">
        <style:background-image/>
      </style:table-row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8.576cm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469cm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0.5pt solid #000000" fo:border-right="none" fo:border-top="none" fo:border-bottom="0.5pt solid #000000"/>
    </style:style>
    <style:style style:name="Table3.A7" style:family="table-cell">
      <style:table-cell-properties fo:padding="0.097cm" fo:border-left="0.5pt solid #000000" fo:border-right="none" fo:border-top="none" fo:border-bottom="0.5pt solid #000000"/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text-properties officeooo:paragraph-rsid="04327c16"/>
    </style:style>
    <style:style style:name="P5" style:family="paragraph" style:parent-style-name="Table_20_Contents">
      <style:text-properties officeooo:paragraph-rsid="061ff4be"/>
    </style:style>
    <style:style style:name="P6" style:family="paragraph" style:parent-style-name="Table_20_Contents">
      <style:text-properties officeooo:paragraph-rsid="03266a92"/>
    </style:style>
    <style:style style:name="P7" style:family="paragraph" style:parent-style-name="Table_20_Contents">
      <style:text-properties officeooo:paragraph-rsid="04ab2c74"/>
    </style:style>
    <style:style style:name="P8" style:family="paragraph" style:parent-style-name="Table_20_Contents">
      <style:text-properties officeooo:paragraph-rsid="044c2e9f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Table_20_Contents">
      <style:text-properties officeooo:paragraph-rsid="036b7fd3"/>
    </style:style>
    <style:style style:name="P11" style:family="paragraph" style:parent-style-name="Table_20_Contents">
      <style:text-properties officeooo:paragraph-rsid="06233180"/>
    </style:style>
    <style:style style:name="P12" style:family="paragraph" style:parent-style-name="Table_20_Contents">
      <style:text-properties officeooo:paragraph-rsid="0684fc80"/>
    </style:style>
    <style:style style:name="P13" style:family="paragraph" style:parent-style-name="Table_20_Contents">
      <style:text-properties officeooo:paragraph-rsid="06802ae4"/>
    </style:style>
    <style:style style:name="P14" style:family="paragraph" style:parent-style-name="Standard">
      <style:text-properties officeooo:paragraph-rsid="06233180"/>
    </style:style>
    <style:style style:name="P15" style:family="paragraph" style:parent-style-name="Table_20_Contents">
      <style:text-properties officeooo:paragraph-rsid="04926971"/>
    </style:style>
    <style:style style:name="P16" style:family="paragraph" style:parent-style-name="Table_20_Contents">
      <style:text-properties officeooo:paragraph-rsid="0692ac55"/>
    </style:style>
    <style:style style:name="P17" style:family="paragraph" style:parent-style-name="Table_20_Contents">
      <style:text-properties officeooo:paragraph-rsid="05cb62a7"/>
    </style:style>
    <style:style style:name="P18" style:family="paragraph" style:parent-style-name="Table_20_Contents">
      <style:text-properties officeooo:paragraph-rsid="05fe08c8"/>
    </style:style>
    <style:style style:name="P19" style:family="paragraph" style:parent-style-name="Table_20_Contents">
      <style:text-properties officeooo:paragraph-rsid="06773a9b"/>
    </style:style>
    <style:style style:name="P20" style:family="paragraph" style:parent-style-name="Table_20_Contents">
      <style:text-properties officeooo:paragraph-rsid="05f98e5e"/>
    </style:style>
    <style:style style:name="P21" style:family="paragraph" style:parent-style-name="Table_20_Contents">
      <style:text-properties officeooo:paragraph-rsid="067728a5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officeooo:paragraph-rsid="05b297ab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5ba9c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text-properties officeooo:paragraph-rsid="036da280"/>
    </style:style>
    <style:style style:name="P27" style:family="paragraph" style:parent-style-name="Table_20_Contents">
      <style:text-properties officeooo:paragraph-rsid="05b297ab"/>
    </style:style>
    <style:style style:name="P28" style:family="paragraph" style:parent-style-name="Table_20_Contents">
      <style:text-properties style:font-name="Courier New" fo:font-size="10pt" officeooo:paragraph-rsid="05b297ab" style:font-size-asian="10pt" style:font-size-complex="10pt"/>
    </style:style>
    <style:style style:name="P29" style:family="paragraph" style:parent-style-name="Table_20_Contents">
      <style:text-properties style:font-name="Courier New" fo:font-size="10pt" fo:language="zxx" fo:country="none" officeooo:paragraph-rsid="05b297a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officeooo:paragraph-rsid="05ba9cbc"/>
    </style:style>
    <style:style style:name="P31" style:family="paragraph" style:parent-style-name="Table_20_Contents">
      <style:text-properties officeooo:paragraph-rsid="0378741f"/>
    </style:style>
    <style:style style:name="P32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officeooo:paragraph-rsid="05229a49"/>
    </style:style>
    <style:style style:name="P34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paragraph-rsid="06717cff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Table_20_Contents">
      <style:text-properties style:font-name="Courier New" fo:font-size="10pt" fo:language="zxx" fo:country="none" fo:font-style="normal" officeooo:rsid="0213f657" officeooo:paragraph-rsid="064ebd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Table_20_Contents">
      <style:text-properties officeooo:paragraph-rsid="0453bfb4"/>
    </style:style>
    <style:style style:name="P42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5b6980c" officeooo:paragraph-rsid="05b6980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officeooo:paragraph-rsid="05a45a8a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5d57337"/>
    </style:style>
    <style:style style:name="P51" style:family="paragraph" style:parent-style-name="Table_20_Contents">
      <style:text-properties officeooo:paragraph-rsid="0294e861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5d8ca3e"/>
    </style:style>
    <style:style style:name="P54" style:family="paragraph" style:parent-style-name="Table_20_Contents">
      <style:text-properties style:font-name="Courier New" fo:font-size="10pt" officeooo:paragraph-rsid="05d722e8" style:font-size-asian="10pt" style:font-size-complex="10pt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9" style:family="paragraph" style:parent-style-name="Table_20_Contents">
      <style:text-properties officeooo:paragraph-rsid="015fc100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able_20_Contents">
      <style:text-properties officeooo:paragraph-rsid="02ae0b54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officeooo:paragraph-rsid="0648edb6"/>
    </style:style>
    <style:style style:name="P66" style:family="paragraph" style:parent-style-name="Table_20_Contents">
      <style:text-properties officeooo:paragraph-rsid="06615518"/>
    </style:style>
    <style:style style:name="P6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72" style:family="paragraph" style:parent-style-name="Preformatted_20_Text">
      <style:text-properties style:font-name="Courier New" fo:font-size="10pt" fo:language="zxx" fo:country="none" fo:font-style="normal" fo:font-weight="bold" officeooo:paragraph-rsid="0478c74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3" style:family="paragraph" style:parent-style-name="Preformatted_20_Text">
      <style:text-properties style:font-name="Courier New" fo:font-size="10pt" fo:language="zxx" fo:country="none" fo:font-style="italic" fo:font-weight="normal" officeooo:paragraph-rsid="0478c74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4" style:family="paragraph" style:parent-style-name="Preformatted_20_Text">
      <style:text-properties style:font-name="Courier New" fo:font-size="10pt" fo:language="zxx" fo:country="none" fo:font-style="normal" fo:font-weight="normal" officeooo:paragraph-rsid="0478c74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7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5632817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693c40a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5609a52" style:font-size-asian="10pt" style:font-size-complex="10pt"/>
    </style:style>
    <style:style style:name="P89" style:family="paragraph" style:parent-style-name="Table_20_Contents">
      <style:paragraph-properties fo:line-height="100%"/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55da217" officeooo:paragraph-rsid="055da21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Standard">
      <style:text-properties style:font-name="Courier New" fo:font-size="10pt" fo:language="zxx" fo:country="none" officeooo:paragraph-rsid="06659063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67ea7fb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66be3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2646e91"/>
    </style:style>
    <style:style style:name="T1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2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" style:family="text">
      <style:text-properties fo:color="#000000" loext:opacity="100%" style:font-name="Courier New" fo:font-size="10pt" fo:language="zxx" fo:country="none" officeooo:rsid="05da2314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1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8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6a689d5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6258a8c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924b2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706be0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fo:font-weight="bold" officeooo:rsid="05b297ab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style:font-name-complex="Courier New"/>
    </style:style>
    <style:style style:name="T5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9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6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3efe0f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551c0a2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5ba9cbc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officeooo:rsid="0277dedb"/>
    </style:style>
    <style:style style:name="T8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style:font-name="Courier New" officeooo:rsid="052883ca"/>
    </style:style>
    <style:style style:name="T88" style:family="text">
      <style:text-properties style:font-name="Courier New" officeooo:rsid="04dc5c57"/>
    </style:style>
    <style:style style:name="T89" style:family="text">
      <style:text-properties style:font-name="Courier New" fo:language="zxx" fo:country="none" officeooo:rsid="04dc5c57" style:language-asian="zxx" style:country-asian="none" style:language-complex="zxx" style:country-complex="none"/>
    </style:style>
    <style:style style:name="T90" style:family="text">
      <style:text-properties style:font-name="Courier New" officeooo:rsid="06717cff"/>
    </style:style>
    <style:style style:name="T91" style:family="text">
      <style:text-properties officeooo:rsid="023d069c"/>
    </style:style>
    <style:style style:name="T92" style:family="text">
      <style:text-properties officeooo:rsid="021570c6"/>
    </style:style>
    <style:style style:name="T93" style:family="text">
      <style:text-properties officeooo:rsid="02984091"/>
    </style:style>
    <style:style style:name="T94" style:family="text">
      <style:text-properties officeooo:rsid="0298730b"/>
    </style:style>
    <style:style style:name="T9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00" style:family="text">
      <style:text-properties fo:color="#000000" loext:opacity="100%" style:font-name="Courier New" fo:language="zxx" fo:country="none" officeooo:rsid="05bdb3e6" style:language-asian="zxx" style:country-asian="none" style:font-name-complex="Courier New" style:language-complex="zxx" style:country-complex="none"/>
    </style:style>
    <style:style style:name="T101" style:family="text">
      <style:text-properties fo:font-style="normal" officeooo:rsid="023ec219" style:font-style-asian="normal" style:font-style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officeooo:rsid="0213f657"/>
    </style:style>
    <style:style style:name="T10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6" style:family="text">
      <style:text-properties fo:color="#000000" loext:opacity="100%" style:font-name="Courier New" fo:font-size="10pt" fo:language="zxx" fo:country="none" fo:font-style="normal" officeooo:rsid="0170fc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7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695e1cb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65c244f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officeooo:rsid="065ca7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1" style:family="text">
      <style:text-properties fo:color="#000000" loext:opacity="100%" style:font-name="Courier New" officeooo:rsid="02b867ce"/>
    </style:style>
    <style:style style:name="T16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6511bf0" style:font-size-asian="10pt" style:language-asian="zxx" style:country-asian="none" style:font-name-complex="Courier New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officeooo:rsid="064b939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57a7c92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541652b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553bb11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65a254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201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202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fo:font-style="italic" officeooo:rsid="06615518" style:language-asian="zxx" style:country-asian="none" style:font-style-asian="italic" style:font-name-complex="Courier New" style:language-complex="zxx" style:country-complex="none" style:font-style-complex="italic"/>
    </style:style>
    <style:style style:name="T204" style:family="text">
      <style:text-properties fo:color="#000000" loext:opacity="100%" style:font-name="Courier New" fo:language="zxx" fo:country="none" fo:font-style="normal" officeooo:rsid="06615518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0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officeooo:rsid="04144748"/>
    </style:style>
    <style:style style:name="T212" style:family="text">
      <style:text-properties officeooo:rsid="0478c748"/>
    </style:style>
    <style:style style:name="T213" style:family="text">
      <style:text-properties fo:font-style="italic" officeooo:rsid="040de640" style:font-style-asian="italic" style:font-style-complex="italic"/>
    </style:style>
    <style:style style:name="T214" style:family="text">
      <style:text-properties fo:font-style="italic" officeooo:rsid="0478c748" style:font-style-asian="italic" style:font-style-complex="italic"/>
    </style:style>
    <style:style style:name="T215" style:family="text">
      <style:text-properties fo:font-style="italic" officeooo:rsid="04125c48" style:font-style-asian="italic" style:font-style-complex="italic"/>
    </style:style>
    <style:style style:name="T216" style:family="text">
      <style:text-properties officeooo:rsid="042d7d17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41182c7" style:font-style-asian="italic" style:font-style-complex="italic"/>
    </style:style>
    <style:style style:name="T219" style:family="text">
      <style:text-properties officeooo:rsid="051a58c7"/>
    </style:style>
    <style:style style:name="T220" style:family="text">
      <style:text-properties officeooo:rsid="0424aa9b"/>
    </style:style>
    <style:style style:name="T221" style:family="text">
      <style:text-properties style:font-name="Courier New" fo:font-size="10pt" officeooo:rsid="040de640" style:font-size-asian="10pt" style:font-size-complex="10pt"/>
    </style:style>
    <style:style style:name="T222" style:family="text">
      <style:text-properties style:font-name="Courier New" fo:font-size="10pt" officeooo:rsid="051a58c7" style:font-size-asian="10pt" style:font-size-complex="10pt"/>
    </style:style>
    <style:style style:name="T223" style:family="text">
      <style:text-properties style:font-name="Courier New" fo:font-size="10pt" fo:font-weight="normal" officeooo:rsid="040de640" style:font-size-asian="10pt" style:font-weight-asian="normal" style:font-size-complex="10pt" style:font-weight-complex="normal"/>
    </style:style>
    <style:style style:name="T224" style:family="text">
      <style:text-properties style:font-name="Courier New" fo:font-size="10pt" fo:font-weight="normal" officeooo:rsid="04283cfb" style:font-size-asian="10pt" style:font-weight-asian="normal" style:font-size-complex="10pt" style:font-weight-complex="normal"/>
    </style:style>
    <style:style style:name="T225" style:family="text">
      <style:text-properties officeooo:rsid="048a07de"/>
    </style:style>
    <style:style style:name="T226" style:family="text">
      <style:text-properties style:font-name="Courier New" officeooo:rsid="040de640"/>
    </style:style>
    <style:style style:name="T227" style:family="text">
      <style:text-properties officeooo:rsid="04546f38"/>
    </style:style>
    <style:style style:name="T22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29" style:family="text">
      <style:text-properties fo:language="zxx" fo:country="none" style:language-asian="zxx" style:country-asian="none" style:language-complex="zxx" style:country-complex="none"/>
    </style:style>
    <style:style style:name="T23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1" style:family="text">
      <style:text-properties officeooo:rsid="03f9c86c"/>
    </style:style>
    <style:style style:name="T232" style:family="text">
      <style:text-properties fo:font-style="italic" officeooo:rsid="05cb62a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Core API</text:p>
          </table:table-cell>
          <table:covered-table-cell/>
          <table:covered-table-cell/>
          <table:table-cell table:style-name="Table1.D1" office:value-type="string">
            <text:p text:style-name="P3">DOM <text:span text:style-name="T9">API</text:span>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0"/></text:span></text:p>
            <text:p text:style-name="P4"><text:span text:style-name="Source_20_Text"><text:span text:style-name="T10">constant(value);</text:span></text:span></text:p>
            <text:p text:style-name="P4"><text:span text:style-name="Source_20_Text"><text:span text:style-name="T11">identity(value);</text:span></text:span></text:p>
            <text:p text:style-name="P4"><text:span text:style-name="Source_20_Text"><text:span text:style-name="T10">noop();</text:span></text:span></text:p>
            <text:p text:style-name="P4"><text:span text:style-name="Source_20_Text"><text:span text:style-name="T10">T();</text:span></text:span></text:p>
            <text:p text:style-name="P4"><text:span text:style-name="Source_20_Text"><text:span text:style-name="T12">F();</text:span></text:span></text:p>
            <text:p text:style-name="P4"><text:span text:style-name="Source_20_Text"><text:span text:style-name="T12"/></text:span></text:p>
          </table:table-cell>
          <table:table-cell table:style-name="Table1.B2" office:value-type="string">
            <text:p text:style-name="P5"><text:span text:style-name="Source_20_Text"><text:span text:style-name="T10"/></text:span></text:p>
            <text:p text:style-name="P5"><text:span text:style-name="Source_20_Text"><text:span text:style-name="T10">asyncConstant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Identity(</text:span></text:span><text:span text:style-name="Source_20_Text"><text:span text:style-name="T13">val</text:span></text:span><text:span text:style-name="Source_20_Text"><text:span text:style-name="T14">ue</text:span></text:span><text:span text:style-name="Source_20_Text"><text:span text:style-name="T10">);</text:span></text:span></text:p>
            <text:p text:style-name="P5"><text:span text:style-name="Source_20_Text"><text:span text:style-name="T10">asyncNoop();</text:span></text:span></text:p>
            <text:p text:style-name="P5"><text:span text:style-name="Source_20_Text"><text:span text:style-name="T10">async</text:span></text:span><text:span text:style-name="Source_20_Text"><text:span text:style-name="T15">T</text:span></text:span><text:span text:style-name="Source_20_Text"><text:span text:style-name="T10">();</text:span></text:span></text:p>
            <text:p text:style-name="P5"><text:span text:style-name="Source_20_Text"><text:span text:style-name="T10">async</text:span></text:span><text:span text:style-name="Source_20_Text"><text:span text:style-name="T15">F</text:span></text:span><text:span text:style-name="Source_20_Text"><text:span text:style-name="T10">();</text:span></text:span></text:p>
          </table:table-cell>
          <table:table-cell table:style-name="Table1.C2" office:value-type="string">
            <text:p text:style-name="P5"><text:span text:style-name="Source_20_Text"><text:span text:style-name="T13"/></text:span></text:p>
            <text:p text:style-name="P5"><text:span text:style-name="Source_20_Text"><text:span text:style-name="T13">eq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g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  <text:p text:style-name="P5"><text:span text:style-name="Source_20_Text"><text:span text:style-name="T13">lte</text:span></text:span><text:span text:style-name="Source_20_Text"><text:span text:style-name="T10">(</text:span></text:span><text:span text:style-name="Source_20_Text"><text:span text:style-name="T13">value1, value2</text:span></text:span><text:span text:style-name="Source_20_Text"><text:span text:style-name="T10">);</text:span></text:span></text:p>
          </table:table-cell>
          <table:table-cell table:style-name="Table1.D2" table:number-rows-spanned="4" office:value-type="string">
            <text:p text:style-name="P6"><text:span text:style-name="Source_20_Text"><text:span text:style-name="T10">qsa(selector[,context]);</text:span></text:span></text:p>
            <text:p text:style-name="P6"><text:span text:style-name="Source_20_Text"><text:span text:style-name="T10">qs(selector[,context]);</text:span></text:span></text:p>
            <text:p text:style-name="P6"><text:span text:style-name="Source_20_Text"><text:span text:style-name="T10">domReady(c</text:span></text:span><text:span text:style-name="Source_20_Text"><text:span text:style-name="T16">allback</text:span></text:span><text:span text:style-name="Source_20_Text"><text:span text:style-name="T10">);</text:span></text:span></text:p>
            <text:p text:style-name="P6"><text:span text:style-name="Source_20_Text"><text:span text:style-name="T17">domClear(e</text:span></text:span><text:span text:style-name="Source_20_Text"><text:span text:style-name="T18">lement</text:span></text:span><text:span text:style-name="Source_20_Text"><text:span text:style-name="T17">);</text:span></text:span></text:p>
            <text:p text:style-name="P6"><text:span text:style-name="Source_20_Text"><text:span text:style-name="T10">domCreate(type[,properties[,innerHTML]]);</text:span></text:span></text:p>
            <text:p text:style-name="P6"><text:span text:style-name="Source_20_Text"><text:span text:style-name="T10">domCreate(</text:span></text:span><text:bookmark text:name="result_box Copy 1"/><text:span text:style-name="Source_20_Text"><text:span text:style-name="T10">element descriptive object);</text:span></text:span></text:p>
            <text:p text:style-name="P6"><text:span text:style-name="Source_20_Text"><text:span text:style-name="T10">domToElement(</text:span></text:span><text:bookmark text:name="result_box1 Copy 1"/><text:span text:style-name="Source_20_Text"><text:span text:style-name="T10">htmlString);</text:span></text:span></text:p>
            <text:p text:style-name="P6"><text:span text:style-name="Source_20_Text"><text:span text:style-name="T10">domGetCSS(element</text:span></text:span><text:span text:style-name="Source_20_Text"><text:span text:style-name="T19">[</text:span></text:span><text:span text:style-name="Source_20_Text"><text:span text:style-name="T10">,property</text:span></text:span><text:span text:style-name="Source_20_Text"><text:span text:style-name="T20">]</text:span></text:span><text:span text:style-name="Source_20_Text"><text:span text:style-name="T10">);</text:span></text:span></text:p>
            <text:p text:style-name="P6"><text:span text:style-name="Source_20_Text"><text:span text:style-name="T10">domSetCSS(element,property,value);</text:span></text:span></text:p>
            <text:p text:style-name="P6"><text:span text:style-name="Source_20_Text"><text:span text:style-name="T10">domSetCSS(element,properties);</text:span></text:span></text:p>
            <text:p text:style-name="P6"><text:span text:style-name="Source_20_Text"><text:span text:style-name="T10">domFadeIn(element[,duration[,display]]);</text:span></text:span></text:p>
            <text:p text:style-name="P6"><text:span text:style-name="Source_20_Text"><text:span text:style-name="T10">domFadeOut(element[,duration]); </text:span></text:span></text:p>
            <text:p text:style-name="P6"><text:span text:style-name="Source_20_Text"><text:span text:style-name="T10">domFadeToggle(elem</text:span></text:span><text:span text:style-name="Source_20_Text"><text:span text:style-name="T21">ent</text:span></text:span><text:span text:style-name="Source_20_Text"><text:span text:style-name="T10">[,duration[,display]]);</text:span></text:span></text:p>
            <text:p text:style-name="P6"><text:span text:style-name="Source_20_Text"><text:span text:style-name="T10">domShow(element[,display]);</text:span></text:span></text:p>
            <text:p text:style-name="P6"><text:span text:style-name="Source_20_Text"><text:span text:style-name="T10">domHide(e</text:span></text:span><text:span text:style-name="Source_20_Text"><text:span text:style-name="T22">le</text:span></text:span><text:span text:style-name="Source_20_Text"><text:span text:style-name="T23">ment</text:span></text:span><text:span text:style-name="Source_20_Text"><text:span text:style-name="T10">);</text:span></text:span></text:p>
            <text:p text:style-name="P6"><text:span text:style-name="Source_20_Text"><text:span text:style-name="T10">domToggle(element[,display]);</text:span></text:span></text:p>
            <text:p text:style-name="P6"><text:span text:style-name="Source_20_Text"><text:span text:style-name="T10">domIsHidden(element);</text:span></text:span></text:p>
            <text:p text:style-name="P7"><text:span text:style-name="Source_20_Text"><text:span text:style-name="T24">domScrollToTop();</text:span></text:span></text:p>
            <text:p text:style-name="P7"><text:span text:style-name="Source_20_Text"><text:span text:style-name="T25">domScrollToBottom();</text:span></text:span></text:p>
            <text:p text:style-name="P6"><text:span text:style-name="Source_20_Text"><text:span text:style-name="T10">domScrollToElement(element[,top=true]);<text:line-break/>domSiblings(element);</text:span></text:span></text:p>
            <text:p text:style-name="P6"><text:span text:style-name="Source_20_Text"><text:span text:style-name="T10">domSiblingsPrev(element);</text:span></text:span></text:p>
            <text:p text:style-name="P6"><text:span text:style-name="Source_20_Text"><text:span text:style-name="T10">domSiblings</text:span></text:span><text:span text:style-name="Source_20_Text"><text:span text:style-name="T26">Left</text:span></text:span><text:span text:style-name="Source_20_Text"><text:span text:style-name="T10">(element);</text:span></text:span></text:p>
            <text:p text:style-name="P8"><text:span text:style-name="Source_20_Text"><text:span text:style-name="T10">domSiblingsNext(element);</text:span></text:span></text:p>
            <text:p text:style-name="P8"><text:span text:style-name="Source_20_Text"><text:span text:style-name="T10">domSiblings</text:span></text:span><text:span text:style-name="Source_20_Text"><text:span text:style-name="T26">Right</text:span></text:span><text:span text:style-name="Source_20_Text"><text:span text:style-name="T10">(element);</text:span></text:span></text:p>
            <text:p text:style-name="P6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name);</text:span></text:span></text:p>
            <text:p text:style-name="P6"><text:span text:style-name="Source_20_Text"><text:span text:style-name="T10">domSetC</text:span></text:span><text:span text:style-name="Source_20_Text"><text:span text:style-name="T28">SS</text:span></text:span><text:span text:style-name="Source_20_Text"><text:span text:style-name="T10">Var(</text:span></text:span><text:span text:style-name="Source_20_Text"><text:span text:style-name="T27">n</text:span></text:span><text:span text:style-name="Source_20_Text"><text:span text:style-name="T10">a</text:span></text:span><text:span text:style-name="Source_20_Text"><text:span text:style-name="T27">me</text:span></text:span><text:span text:style-name="Source_20_Text"><text:span text:style-name="T10">,</text:span></text:span><text:span text:style-name="Source_20_Text"><text:span text:style-name="T27">v</text:span></text:span><text:span text:style-name="Source_20_Text"><text:span text:style-name="T10">a</text:span></text:span><text:span text:style-name="Source_20_Text"><text:span text:style-name="T27">lue</text:span></text:span><text:span text:style-name="Source_20_Text"><text:span text:style-name="T10">);</text:span></text:span></text:p>
            <text:p text:style-name="P6"><text:span text:style-name="Source_20_Text"><text:span text:style-name="T10">importScript(script1[,scriptN]);</text:span></text:span></text:p>
            <text:p text:style-name="P6"><text:span text:style-name="Source_20_Text"><text:span text:style-name="T10">importStyle(style1[,styleN]);</text:span></text:span></text:p>
            <text:p text:style-name="P9"><text:span text:style-name="Source_20_Text"><text:span text:style-name="T10">setFullscreenOn(selector</text:span></text:span><text:span text:style-name="Source_20_Text"><text:span text:style-name="T29">);</text:span></text:span></text:p>
            <text:p text:style-name="P9"><text:span text:style-name="Source_20_Text"><text:span text:style-name="T10">setFullscreenOn(element);</text:span></text:span></text:p>
            <text:p text:style-name="P6"><text:span text:style-name="Source_20_Text"><text:span text:style-name="T10">setFullscreenOff();</text:span></text:span></text:p>
            <text:p text:style-name="P10"><text:span text:style-name="Source_20_Text"><text:span text:style-name="T10">getFullscreen();<text:line-break/>form2array(form);</text:span></text:span></text:p>
            <text:p text:style-name="P10"><text:span text:style-name="Source_20_Text"><text:span text:style-name="T10">form2string(form);</text:span></text:span></text:p>
            <text:p text:style-name="P6"><text:span text:style-name="Source_20_Text"><text:span text:style-name="T10">getDoNotTrack();</text:span></text:span></text:p>
            <text:p text:style-name="P10"><text:span text:style-name="Source_20_Text"><text:span text:style-name="T10">getLocation(success[,error]);</text:span></text:span></text:p>
            <text:p text:style-name="P10"><text:span text:style-name="Source_20_Text"><text:span text:style-name="T10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1"/>
            <text:p text:style-name="P12"><text:span text:style-name="Source_20_Text"><text:span text:style-name="T30">VERSION;</text:span></text:span></text:p>
            <text:p text:style-name="P11"/>
            <text:p text:style-name="P13"><text:span text:style-name="Source_20_Text"><text:span text:style-name="T31">BASE16 = "0123456789ABCDEF";</text:span></text:span></text:p>
            <text:p text:style-name="P13"><text:span text:style-name="Source_20_Text"><text:span text:style-name="T31">BASE32 = "234567ABCDEFGHIJKLMNOPQRSTUVWXYZ";</text:span></text:span></text:p>
            <text:p text:style-name="P13"><text:span text:style-name="Source_20_Text"><text:span text:style-name="T31">BASE36 = "0123456789ABCDEFGHIJKLMNOPQRSTUVWXYZ";</text:span></text:span></text:p>
            <text:p text:style-name="P13"><text:span text:style-name="Source_20_Text"><text:span text:style-name="T31">BASE58 = "123456789ABCDEFGHJKLMNPQRSTUVWXYZabcdefghijkmnopqrstuvwxyz";</text:span></text:span></text:p>
            <text:p text:style-name="P13"><text:span text:style-name="Source_20_Text"><text:span text:style-name="T31">BASE62 = "0123456789ABCDEFGHIJKLMNOPQRSTUVWXYZabcdefghijklmnopqrstuvwxyz";</text:span></text:span></text:p>
            <text:p text:style-name="P13"><text:span text:style-name="Source_20_Text"><text:span text:style-name="T31"/></text:span></text:p>
            <text:p text:style-name="P13"><text:span text:style-name="Source_20_Text"><text:span text:style-name="T31">WORDSAFEALPHABET = "23456789CFGHJMPQRVWXcfghjmpqvwx";</text:span></text:span></text:p>
            <text:p text:style-name="P14"/>
          </table:table-cell>
          <table:covered-table-cell/>
          <table:table-cell table:style-name="Table1.C3" office:value-type="string">
            <text:p text:style-name="P15"/>
            <text:p text:style-name="P16"><text:span text:style-name="Source_20_Text"><text:span text:style-name="T10">delay(mi</text:span></text:span><text:span text:style-name="Source_20_Text"><text:span text:style-name="T32">lis</text:span></text:span><text:span text:style-name="Source_20_Text"><text:span text:style-name="T10">e</text:span></text:span><text:span text:style-name="Source_20_Text"><text:span text:style-name="T32">c</text:span></text:span><text:span text:style-name="Source_20_Text"><text:span text:style-name="T10">).then(callback);</text:span></text:span></text:p>
            <text:p text:style-name="P16"><text:span text:style-name="Source_20_Text"><text:span text:style-name="T10"/></text:span></text:p>
            <text:p text:style-name="P16"><text:span text:style-name="Source_20_Text"><text:span text:style-name="T10">bind(</text:span></text:span><text:span text:style-name="Source_20_Text"><text:span text:style-name="T33">function</text:span></text:span><text:span text:style-name="Source_20_Text"><text:span text:style-name="T10">,context);</text:span></text:span></text:p>
            <text:p text:style-name="P16"><text:span text:style-name="Source_20_Text"><text:span text:style-name="T34"/></text:span></text:p>
            <text:p text:style-name="P16"><text:span text:style-name="Source_20_Text"><text:span text:style-name="T34">unBind</text:span></text:span><text:span text:style-name="Source_20_Text"><text:span text:style-name="T35">(</text:span></text:span><text:span text:style-name="Source_20_Text"><text:span text:style-name="T36">f</text:span></text:span><text:span text:style-name="Source_20_Text"><text:span text:style-name="T37">unction</text:span></text:span><text:span text:style-name="Source_20_Text"><text:span text:style-name="T35">);</text:span></text:span></text:p>
            <text:p text:style-name="P16"><text:span text:style-name="Source_20_Text"><text:span text:style-name="T35"/></text:span></text:p>
            <text:p text:style-name="P16"><text:span text:style-name="Source_20_Text"><text:span text:style-name="T35">curry(function);</text:span></text:span></text:p>
            <text:p text:style-name="P16"><text:span text:style-name="Source_20_Text"><text:span text:style-name="T38"/></text:span></text:p>
            <text:p text:style-name="P16"><text:span text:style-name="Source_20_Text"><text:span text:style-name="T38">once(function);</text:span></text:span></text:p>
            <text:p text:style-name="P16"><text:span text:style-name="Source_20_Text"><text:span text:style-name="T39"/></text:span></text:p>
            <text:p text:style-name="P16"><text:span text:style-name="Source_20_Text"><text:span text:style-name="T39">tap(function): function(</text:span></text:span><text:span text:style-name="Source_20_Text"><text:span text:style-name="T40">value</text:span></text:span><text:span text:style-name="Source_20_Text"><text:span text:style-name="T39">);</text:span></text:span></text:p>
            <text:p text:style-name="P16"><text:span text:style-name="Source_20_Text"><text:span text:style-name="T39"/></text:span></text:p>
            <text:p text:style-name="P16"><text:span text:style-name="Source_20_Text"><text:span text:style-name="T35">compose(function1[,functionN]);</text:span></text:span></text:p>
            <text:p text:style-name="P16"><text:span text:style-name="Source_20_Text"><text:span text:style-name="T35"/></text:span></text:p>
            <text:p text:style-name="P16"><text:span text:style-name="Source_20_Text"><text:span text:style-name="T35">pipe(function1[,functionN]);</text:span></text:span></text:p>
          </table:table-cell>
          <table:covered-table-cell table:style-name="Table1.D2"/>
        </table:table-row>
        <table:table-row>
          <table:table-cell table:style-name="Table1.A4" table:number-columns-spanned="2" office:value-type="string">
            <text:p text:style-name="P17"><text:span text:style-name="Source_20_Text"><text:span text:style-name="T10"/></text:span></text:p>
            <text:p text:style-name="P17"><text:span text:style-name="Source_20_Text"><text:span text:style-name="T41">deepAssign</text:span></text:span><text:span text:style-name="Source_20_Text"><text:span text:style-name="T10">(target,source1[,s</text:span></text:span><text:span text:style-name="Source_20_Text"><text:span text:style-name="T42">ou</text:span></text:span><text:span text:style-name="Source_20_Text"><text:span text:style-name="T10">rc</text:span></text:span><text:span text:style-name="Source_20_Text"><text:span text:style-name="T42">e</text:span></text:span><text:span text:style-name="Source_20_Text"><text:span text:style-name="T10">N]);</text:span></text:span></text:p>
            <text:p text:style-name="P17"><text:span text:style-name="Source_20_Text"><text:span text:style-name="T10">sizeIn(o</text:span></text:span><text:span text:style-name="Source_20_Text"><text:span text:style-name="T43">bje</text:span></text:span><text:span text:style-name="Source_20_Text"><text:span text:style-name="T44">ct</text:span></text:span><text:span text:style-name="Source_20_Text"><text:span text:style-name="T10">);</text:span></text:span></text:p>
            <text:p text:style-name="P17"><text:span text:style-name="Source_20_Text"><text:span text:style-name="T10"/></text:span></text:p>
            <text:p text:style-name="P17"><text:span text:style-name="Source_20_Text"><text:span text:style-name="T10">pick(object,keys);</text:span></text:span></text:p>
            <text:p text:style-name="P17"><text:span text:style-name="Source_20_Text"><text:span text:style-name="T45">omit</text:span></text:span><text:span text:style-name="Source_20_Text"><text:span text:style-name="T10">(object,keys);</text:span></text:span></text:p>
            <text:p text:style-name="P17"><text:span text:style-name="Source_20_Text"><text:span text:style-name="T10"/></text:span></text:p>
            <text:p text:style-name="P17"><text:span text:style-name="Source_20_Text"><text:span text:style-name="T39">assoc(object,key,value);</text:span></text:span></text:p>
            <text:p text:style-name="P18"/>
          </table:table-cell>
          <table:covered-table-cell/>
          <table:table-cell table:style-name="Table1.C4" table:number-rows-spanned="2" office:value-type="string">
            <text:p text:style-name="P19"><text:span text:style-name="Source_20_Text"><text:span text:style-name="T10"/></text:span></text:p>
            <text:p text:style-name="P16"><text:span text:style-name="Source_20_Text"><text:span text:style-name="T46">R</text:span></text:span><text:span text:style-name="Source_20_Text"><text:span text:style-name="T10">andomBoolean</text:span></text:span><text:span text:style-name="Source_20_Text"><text:span text:style-name="T12">();</text:span></text:span></text:p>
            <text:p text:style-name="P16"><text:span text:style-name="Source_20_Text"><text:span text:style-name="T12"/></text:span></text:p>
            <text:p text:style-name="P16"><text:span text:style-name="Source_20_Text"><text:span text:style-name="T47">r</text:span></text:span><text:span text:style-name="Source_20_Text"><text:span text:style-name="T12">andomUUIDv7</text:span></text:span><text:span text:style-name="Source_20_Text"><text:span text:style-name="T48">(</text:span></text:span><text:span text:style-name="Source_20_Text"><text:span text:style-name="T49">v4=false</text:span></text:span><text:span text:style-name="Source_20_Text"><text:span text:style-name="T48">);</text:span></text:span></text:p>
            <text:p text:style-name="P16"><text:span text:style-name="Source_20_Text"><text:span text:style-name="T50"/></text:span></text:p>
            <text:p text:style-name="P16"><text:span text:style-name="Source_20_Text"><text:span text:style-name="T50">nanoid([size=21[,alphabet="ABCDEFGHIJKLMNOPQRSTUVWXYZabcdefghijklmnopqrstuvwxyz0123456789_-"]]);</text:span></text:span></text:p>
            <text:p text:style-name="P16"><text:span text:style-name="Source_20_Text"><text:span text:style-name="T50"/></text:span></text:p>
            <text:p text:style-name="P16"><text:span text:style-name="Source_20_Text"><text:span text:style-name="T51">timestampID([size=21[,alphabet=</text:span></text:span><text:span text:style-name="Source_20_Text"><text:span text:style-name="T52">"123456789ABCDEFGHJKLMNPQRSTUVWXYZabcdefghijkmnopqrstuvwxyz"</text:span></text:span><text:span text:style-name="Source_20_Text"><text:span text:style-name="T51">]]);</text:span></text:span></text:p>
          </table:table-cell>
          <table:covered-table-cell table:style-name="Table1.D2"/>
        </table:table-row>
        <table:table-row>
          <table:table-cell table:style-name="Table1.A5" table:number-columns-spanned="2" office:value-type="string">
            <text:p text:style-name="P20"><text:span text:style-name="Source_20_Text"><text:span text:style-name="T50"/></text:span></text:p>
            <text:p text:style-name="P21"><text:span text:style-name="Source_20_Text"><text:span text:style-name="T53">assert(condition[,message</text:span></text:span><text:span text:style-name="Source_20_Text"><text:span text:style-name="T54">|error</text:span></text:span><text:span text:style-name="Source_20_Text"><text:span text:style-name="T53">]);</text:span></text:span></text:p>
          </table:table-cell>
          <table:covered-table-cell/>
          <table:covered-table-cell table:style-name="Table1.C4"/>
          <table:covered-table-cell table:style-name="Table1.D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3"><text:span text:style-name="Source_20_Text"><text:span text:style-name="T55">Polyfills</text:span></text:span></text:p>
          </table:table-cell>
          <table:table-cell table:style-name="Table5.A1" office:value-type="string">
            <text:p text:style-name="P24"><text:span text:style-name="Source_20_Text"><text:span text:style-name="T56">String API</text:span></text:span></text:p>
          </table:table-cell>
          <table:table-cell table:style-name="Table5.C1" table:number-columns-spanned="2" office:value-type="string">
            <text:p text:style-name="P25"><text:span text:style-name="Source_20_Text"><text:span text:style-name="T56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6"><text:span text:style-name="Source_20_Text"><text:span text:style-name="T57"/></text:span></text:p>
            <text:p text:style-name="P27"><text:a xlink:type="simple" xlink:href="https://developer.mozilla.org/en-US/docs/Web/API/Crypto/randomUUID" text:style-name="Internet_20_link" text:visited-style-name="Visited_20_Internet_20_Link"><text:span text:style-name="Source_20_Text"><text:span text:style-name="T58">crypto.randomUUID();</text:span></text:span></text:a></text:p>
            <text:p text:style-name="P28"><text:span text:style-name="Source_20_Text"><text:span text:style-name="T58"/></text:span></text:p>
            <text:p text:style-name="P2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59">Error.isError();</text:span></text:span></text:a></text:p>
            <text:p text:style-name="P28"><text:span text:style-name="Source_20_Text"><text:span text:style-name="T58"/></text:span></text:p>
            <text:p text:style-name="P2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60">globalThis;</text:span></text:span></text:a></text:p>
            <text:p text:style-name="P28"><text:span text:style-name="Source_20_Text"><text:span text:style-name="T58"/></text:span></text:p>
            <text:p text:style-name="P28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60">Math.sumPrecise();</text:span></text:span></text:a></text:p>
            <text:p text:style-name="P28"><text:span text:style-name="Source_20_Text"><text:span text:style-name="T58"/></text:span></text:p>
            <text:p text:style-name="P27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61">globalThis.AsyncFunction();</text:span></text:span></text:a></text:p>
            <text:p text:style-name="P27"><text:span text:style-name="Source_20_Text"><text:span text:style-name="T61"/></text:span></text:p>
            <text:p text:style-name="P27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62">global</text:span></text:span><text:span text:style-name="Source_20_Text"><text:span text:style-name="T63">this</text:span></text:span><text:span text:style-name="Source_20_Text"><text:span text:style-name="T61">.AsyncGeneratorFunction();</text:span></text:span></text:a></text:p>
            <text:p text:style-name="P29"/>
            <text:p text:style-name="P2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64">globalThis.GeneratorFunction();</text:span></text:span></text:a></text:p>
          </table:table-cell>
          <table:table-cell table:style-name="Table5.B2" office:value-type="string">
            <text:p text:style-name="P30"><text:span text:style-name="Source_20_Text"><text:span text:style-name="T10"/></text:span></text:p>
            <text:p text:style-name="P30"><text:span text:style-name="Source_20_Text"><text:span text:style-name="T10">b64Decode(s</text:span></text:span><text:span text:style-name="Source_20_Text"><text:span text:style-name="T22">tri</text:span></text:span><text:span text:style-name="Source_20_Text"><text:span text:style-name="T65">ng</text:span></text:span><text:span text:style-name="Source_20_Text"><text:span text:style-name="T10">);</text:span></text:span></text:p>
            <text:p text:style-name="P30"><text:span text:style-name="Source_20_Text"><text:span text:style-name="T10">b64Encode(string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CodePoints(s</text:span></text:span><text:span text:style-name="Source_20_Text"><text:span text:style-name="T66">t</text:span></text:span><text:span text:style-name="Source_20_Text"><text:span text:style-name="T53">ring</text:span></text:span><text:span text:style-name="Source_20_Text"><text:span text:style-name="T10">);</text:span></text:span></text:p>
            <text:p text:style-name="P30"><text:span text:style-name="Source_20_Text"><text:span text:style-name="T10">strFromCodePoints(i</text:span></text:span><text:span text:style-name="Source_20_Text"><text:span text:style-name="T67">terator</text:span></text:span><text:span text:style-name="Source_20_Text"><text:span text:style-name="T10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At(s</text:span></text:span><text:span text:style-name="Source_20_Text"><text:span text:style-name="T68">tri</text:span></text:span><text:span text:style-name="Source_20_Text"><text:span text:style-name="T69">ng</text:span></text:span><text:span text:style-name="Source_20_Text"><text:span text:style-name="T10">,index[,newChar]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Count</text:span></text:span><text:span text:style-name="Source_20_Text"><text:span text:style-name="T70">(string, substring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Splice(</text:span></text:span><text:span text:style-name="Source_20_Text"><text:span text:style-name="T71">str</text:span></text:span><text:span text:style-name="Source_20_Text"><text:span text:style-name="T10">,index,count[,add</text:span></text:span><text:span text:style-name="Source_20_Text"><text:span text:style-name="T72">]);</text:span></text:span></text:p>
            <text:p text:style-name="P30"><text:span text:style-name="Source_20_Text"><text:span text:style-name="T73"/></text:span></text:p>
            <text:p text:style-name="P30"><text:span text:style-name="Source_20_Text"><text:span text:style-name="T73">strTruncate(st</text:span></text:span><text:span text:style-name="Source_20_Text"><text:span text:style-name="T53">ring</text:span></text:span><text:span text:style-name="Source_20_Text"><text:span text:style-name="T73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Reverse(s</text:span></text:span><text:span text:style-name="Source_20_Text"><text:span text:style-name="T74">t</text:span></text:span><text:span text:style-name="Source_20_Text"><text:span text:style-name="T75">ring</text:span></text:span><text:span text:style-name="Source_20_Text"><text:span text:style-name="T10">);</text:span></text:span></text:p>
            <text:p text:style-name="P30"><text:span text:style-name="Source_20_Text"><text:span text:style-name="T73"/></text:span></text:p>
            <text:p text:style-name="P30"><text:span text:style-name="Source_20_Text"><text:span text:style-name="T10">strUpFirst(s</text:span></text:span><text:span text:style-name="Source_20_Text"><text:span text:style-name="T76">tri</text:span></text:span><text:span text:style-name="Source_20_Text"><text:span text:style-name="T75">ng</text:span></text:span><text:span text:style-name="Source_20_Text"><text:span text:style-name="T10">);</text:span></text:span></text:p>
            <text:p text:style-name="P30"><text:span text:style-name="Source_20_Text"><text:span text:style-name="T10">strDownFirst(s</text:span></text:span><text:span text:style-name="Source_20_Text"><text:span text:style-name="T77">tri</text:span></text:span><text:span text:style-name="Source_20_Text"><text:span text:style-name="T33">ng</text:span></text:span><text:span text:style-name="Source_20_Text"><text:span text:style-name="T10">);</text:span></text:span></text:p>
            <text:p text:style-name="P30"><text:span text:style-name="Source_20_Text"><text:span text:style-name="T10">strCapitalize(s</text:span></text:span><text:span text:style-name="Source_20_Text"><text:span text:style-name="T76">tri</text:span></text:span><text:span text:style-name="Source_20_Text"><text:span text:style-name="T75">ng</text:span></text:span><text:span text:style-name="Source_20_Text"><text:span text:style-name="T10">);</text:span></text:span></text:p>
            <text:p text:style-name="P30"><text:span text:style-name="Source_20_Text"><text:span text:style-name="T10">strProper</text:span></text:span><text:span text:style-name="Source_20_Text"><text:span text:style-name="T78">c</text:span></text:span><text:span text:style-name="Source_20_Text"><text:span text:style-name="T10">ase(s</text:span></text:span><text:span text:style-name="Source_20_Text"><text:span text:style-name="T76">tri</text:span></text:span><text:span text:style-name="Source_20_Text"><text:span text:style-name="T75">ng</text:span></text:span><text:span text:style-name="Source_20_Text"><text:span text:style-name="T10">);</text:span></text:span></text:p>
            <text:p text:style-name="P30"><text:span text:style-name="Source_20_Text"><text:span text:style-name="T79">s</text:span></text:span><text:span text:style-name="Source_20_Text"><text:span text:style-name="T10">tr</text:span></text:span><text:span text:style-name="Source_20_Text"><text:span text:style-name="T80">T</text:span></text:span><text:span text:style-name="Source_20_Text"><text:span text:style-name="T81">itle</text:span></text:span><text:span text:style-name="Source_20_Text"><text:span text:style-name="T78">c</text:span></text:span><text:span text:style-name="Source_20_Text"><text:span text:style-name="T10">ase(s</text:span></text:span><text:span text:style-name="Source_20_Text"><text:span text:style-name="T76">tri</text:span></text:span><text:span text:style-name="Source_20_Text"><text:span text:style-name="T75">ng</text:span></text:span><text:span text:style-name="Source_20_Text"><text:span text:style-name="T10">);</text:span></text:span></text:p>
            <text:p text:style-name="P30"><text:span text:style-name="Source_20_Text"><text:span text:style-name="T10"/></text:span></text:p>
            <text:p text:style-name="P30"><text:span text:style-name="Source_20_Text"><text:span text:style-name="T10">strHTMLEscape(s</text:span></text:span><text:span text:style-name="Source_20_Text"><text:span text:style-name="T76">tri</text:span></text:span><text:span text:style-name="Source_20_Text"><text:span text:style-name="T75">ng</text:span></text:span><text:span text:style-name="Source_20_Text"><text:span text:style-name="T10">);</text:span></text:span></text:p>
            <text:p text:style-name="P30"><text:span text:style-name="Source_20_Text"><text:span text:style-name="T10">str</text:span></text:span><text:span text:style-name="Source_20_Text"><text:span text:style-name="T82">HTML</text:span></text:span><text:span text:style-name="Source_20_Text"><text:span text:style-name="T10">RemoveTags(string);</text:span></text:span></text:p>
            <text:p text:style-name="P30"><text:span text:style-name="Source_20_Text"><text:span text:style-name="T10">strHTML</text:span></text:span><text:span text:style-name="Source_20_Text"><text:span text:style-name="T83">Un</text:span></text:span><text:span text:style-name="Source_20_Text"><text:span text:style-name="T10">Escape(s</text:span></text:span><text:span text:style-name="Source_20_Text"><text:span text:style-name="T76">tri</text:span></text:span><text:span text:style-name="Source_20_Text"><text:span text:style-name="T75">ng</text:span></text:span><text:span text:style-name="Source_20_Text"><text:span text:style-name="T10">);</text:span></text:span></text:p>
          </table:table-cell>
          <table:table-cell table:style-name="Table5.C2" office:value-type="string">
            <text:p text:style-name="P31"><text:span text:style-name="Source_20_Text"><text:span text:style-name="T53"/></text:span></text:p>
            <text:p text:style-name="P32">sum(value1[,valueN]);</text:p>
            <text:p text:style-name="P32">avg(value1[,valueN]);</text:p>
            <text:p text:style-name="P32">product(value1[,valN]);</text:p>
            <text:p text:style-name="P32"/>
            <text:p text:style-name="P32">clamp(value,min,max);</text:p>
            <text:p text:style-name="P32"><text:span text:style-name="T84">minmax</text:span>(value,min,max);</text:p>
            <text:p text:style-name="P33"><text:span text:style-name="Source_20_Text"><text:span text:style-name="T10">inRange(value,min,max);</text:span></text:span></text:p>
            <text:p text:style-name="P33"><text:span text:style-name="Source_20_Text"><text:span text:style-name="T85"/></text:span></text:p>
            <text:p text:style-name="P33"><text:span text:style-name="Source_20_Text"><text:span text:style-name="T85">signbit(value);</text:span></text:span></text:p>
            <text:p text:style-name="P33"><text:span text:style-name="Source_20_Text"><text:span text:style-name="T10"/></text:span></text:p>
            <text:p text:style-name="P33"><text:span text:style-name="Source_20_Text"><text:span text:style-name="T10">randomInt([max]);</text:span></text:span></text:p>
            <text:p text:style-name="P33"><text:span text:style-name="Source_20_Text"><text:span text:style-name="T10">randomInt(min,max);</text:span></text:span></text:p>
            <text:p text:style-name="P33"><text:span text:style-name="Source_20_Text"><text:span text:style-name="T10"/></text:span></text:p>
            <text:p text:style-name="P33"><text:span text:style-name="Source_20_Text"><text:span text:style-name="T10">randomFloat([max]);</text:span></text:span></text:p>
            <text:p text:style-name="P33"><text:span text:style-name="Source_20_Text"><text:span text:style-name="T86">randomFloat(min,max);</text:span></text:span></text:p>
            <text:p text:style-name="P33"><text:span text:style-name="Source_20_Text"><text:span text:style-name="T86"/></text:span></text:p>
            <text:p text:style-name="P34">add(value1,value2);</text:p>
            <text:p text:style-name="P35"><text:span text:style-name="Source_20_Text"><text:span text:style-name="T87">sub</text:span></text:span><text:span text:style-name="Source_20_Text"><text:span text:style-name="T88">(value1,value2);</text:span></text:span></text:p>
            <text:p text:style-name="P35"><text:span text:style-name="Source_20_Text"><text:span text:style-name="T87">mul</text:span></text:span><text:span text:style-name="Source_20_Text"><text:span text:style-name="T88">(value1,value2);</text:span></text:span></text:p>
            <text:p text:style-name="P35"><text:span text:style-name="Source_20_Text"><text:span text:style-name="T87">div</text:span></text:span><text:span text:style-name="Source_20_Text"><text:span text:style-name="T88">(value1,value2);</text:span></text:span></text:p>
            <text:p text:style-name="P35"><text:span text:style-name="Source_20_Text"><text:span text:style-name="T89"/></text:span></text:p>
            <text:p text:style-name="P35"><text:span text:style-name="Source_20_Text"><text:span text:style-name="T88">divMo</text:span></text:span><text:span text:style-name="Source_20_Text"><text:span text:style-name="T87">d</text:span></text:span><text:span text:style-name="Source_20_Text"><text:span text:style-name="T88">(value1,value2);</text:span></text:span></text:p>
            <text:p text:style-name="P35"><text:span text:style-name="Source_20_Text"><text:span text:style-name="T87">mod</text:span></text:span><text:span text:style-name="Source_20_Text"><text:span text:style-name="T88">(value1,value2);</text:span></text:span></text:p>
            <text:p text:style-name="P36"><text:span text:style-name="Source_20_Text"><text:span text:style-name="T90"/></text:span></text:p>
            <text:p text:style-name="P36"><text:span text:style-name="Source_20_Text"><text:span text:style-name="T90">pow(base, power);</text:span></text:span></text:p>
            <text:p text:style-name="P35"><text:span text:style-name="Source_20_Text"><text:span text:style-name="T86"/></text:span></text:p>
          </table:table-cell>
          <table:table-cell table:style-name="Table5.D2" office:value-type="string">
            <text:p text:style-name="P37"/>
            <text:p text:style-name="P37">isEven(value);</text:p>
            <text:p text:style-name="P37">isOdd(valu<text:span text:style-name="T91">e</text:span>);</text:p>
            <text:p text:style-name="P38">isInt8(value);</text:p>
            <text:p text:style-name="P38">isInt16(value);</text:p>
            <text:p text:style-name="P39">isInt32(value);</text:p>
            <text:p text:style-name="P38">isUInt32(value);</text:p>
            <text:p text:style-name="P38">isUInt8(value);</text:p>
            <text:p text:style-name="P38">isUInt16(value);</text:p>
            <text:p text:style-name="P38">isBigInt64(value);</text:p>
            <text:p text:style-name="P40"><text:span text:style-name="T92">i</text:span><text:span text:style-name="T93">s</text:span>BigUInt64(value);</text:p>
            <text:p text:style-name="P40"><text:span text:style-name="T93">is</text:span>Float<text:span text:style-name="T94">16</text:span>(value);</text:p>
            <text:p text:style-name="P41"><text:span text:style-name="Source_20_Text"><text:span text:style-name="T85">isFloat(v</text:span></text:span><text:span text:style-name="Source_20_Text"><text:span text:style-name="T95">a</text:span></text:span><text:span text:style-name="Source_20_Text"><text:span text:style-name="T96">lue</text:span></text:span><text:span text:style-name="Source_20_Text"><text:span text:style-name="T85">);</text:span></text:span></text:p>
            <text:p text:style-name="P41"><text:span text:style-name="Source_20_Text"><text:span text:style-name="T85"/></text:span></text:p>
            <text:p text:style-name="P41"><text:span text:style-name="Source_20_Text"><text:span text:style-name="T97">toInteger(valu</text:span></text:span><text:span text:style-name="Source_20_Text"><text:span text:style-name="T98">e</text:span></text:span><text:span text:style-name="Source_20_Text"><text:span text:style-name="T97">);</text:span></text:span></text:p>
            <text:p text:style-name="P42"><text:span text:style-name="Source_20_Text"><text:span text:style-name="T99">toIntegerOrInfinity(</text:span></text:span><text:span text:style-name="Source_20_Text"><text:span text:style-name="T100">val</text:span></text:span><text:span text:style-name="Source_20_Text"><text:span text:style-name="T99">);</text:span></text:span></text:p>
            <text:p text:style-name="P37"><text:span text:style-name="T101">t</text:span><text:span text:style-name="T102">oInt8(value);</text:span></text:p>
            <text:p text:style-name="P40">toInt16(value);</text:p>
            <text:p text:style-name="P40">toInt32(value);</text:p>
            <text:p text:style-name="P40">toUInt8(value);</text:p>
            <text:p text:style-name="P40">toUInt<text:span text:style-name="T103">1</text:span>6(value);</text:p>
            <text:p text:style-name="P40">toUInt32(value;</text:p>
            <text:p text:style-name="P40">toBigInt64(value);</text:p>
            <text:p text:style-name="P40">toBigUInt64(value);</text:p>
            <text:p text:style-name="P40"><text:span text:style-name="T103">toFloat</text:span><text:span text:style-name="T93">16</text:span><text:span text:style-name="T103">(value);</text:span></text:p>
            <text:p text:style-name="P38"><text:span text:style-name="Source_20_Text"><text:span text:style-name="T56">toFloat32(value);</text:span></text:span></text:p>
            <text:p text:style-name="P38"><text:span text:style-name="Source_20_Text"><text:span text:style-name="T104"/></text:span></text:p>
          </table:table-cell>
        </table:table-row>
        <table:table-row table:style-name="Table5.3">
          <table:table-cell table:style-name="Table5.A3" table:number-columns-spanned="4" office:value-type="string">
            <text:p text:style-name="P43"><text:span text:style-name="Source_20_Text"><text:span text:style-name="T105">Cookie </text:span></text:span><text:span text:style-name="Source_20_Text"><text:span text:style-name="T106">API</text:span>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4" office:value-type="string">
            <text:p text:style-name="P33"><text:span text:style-name="Source_20_Text"><text:span text:style-name="T10">getCookie([name]);</text:span></text:span></text:p>
            <text:p text:style-name="P33"><text:span text:style-name="Source_20_Text"><text:span text:style-name="T11">h</text:span></text:span><text:span text:style-name="Source_20_Text"><text:span text:style-name="T10">asCookie(name);</text:span></text:span></text:p>
            <text:p text:style-name="P33"><text:span text:style-name="Source_20_Text"><text:span text:style-name="T10">setCookie(name,value[,hours</text:span></text:span><text:span text:style-name="Source_20_Text"><text:span text:style-name="T86">=8760</text:span></text:span><text:span text:style-name="Source_20_Text"><text:span text:style-name="T10">[,path</text:span></text:span><text:span text:style-name="Source_20_Text"><text:span text:style-name="T86">="/"</text:span></text:span><text:span text:style-name="Source_20_Text"><text:span text:style-name="T10">[,domain[,secure[,SameSite</text:span></text:span><text:span text:style-name="Source_20_Text"><text:span text:style-name="T86">=</text:span></text:span><text:span text:style-name="Source_20_Text"><text:span text:style-name="T107">"Lax"</text:span></text:span><text:span text:style-name="Source_20_Text"><text:span text:style-name="T10">[,HttpOnly]]]]]]);</text:span></text:span></text:p>
            <text:p text:style-name="P33"><text:span text:style-name="Source_20_Text"><text:span text:style-name="T10">setCookie</text:span></text:span><text:span text:style-name="Source_20_Text"><text:span text:style-name="T86">(Options obje</text:span></text:span><text:span text:style-name="Source_20_Text"><text:span text:style-name="T108">ct: </text:span></text:span><text:span text:style-name="Source_20_Text"><text:span text:style-name="T109">properties are the same as the parameters</text:span></text:span><text:span text:style-name="Source_20_Text"><text:span text:style-name="T86">);</text:span></text:span></text:p>
            <text:p text:style-name="P33"><text:span text:style-name="Source_20_Text"><text:span text:style-name="T10">removeCookie(name[,path</text:span></text:span><text:span text:style-name="Source_20_Text"><text:span text:style-name="T86">="/"</text:span></text:span><text:span text:style-name="Source_20_Text"><text:span text:style-name="T10">[,domain[,secure[,SameSite</text:span></text:span><text:span text:style-name="Source_20_Text"><text:span text:style-name="T86">=</text:span></text:span><text:span text:style-name="Source_20_Text"><text:span text:style-name="T107">"Lax"</text:span></text:span><text:span text:style-name="Source_20_Text"><text:span text:style-name="T10">[,HttpOnly]]]]]);</text:span></text:span></text:p>
            <text:p text:style-name="P33"><text:span text:style-name="Source_20_Text"><text:span text:style-name="T10">removeCookie</text:span></text:span><text:span text:style-name="Source_20_Text"><text:span text:style-name="T86">(Options obje</text:span></text:span><text:span text:style-name="Source_20_Text"><text:span text:style-name="T108">ct: </text:span></text:span><text:span text:style-name="Source_20_Text"><text:span text:style-name="T109">properties are the same as the parameters</text:span></text:span><text:span text:style-name="Source_20_Text"><text:span text:style-name="T86">);</text:span></text:span></text:p>
            <text:p text:style-name="P33"><text:span text:style-name="Source_20_Text"><text:span text:style-name="T53">clearCookies([path</text:span></text:span><text:span text:style-name="Source_20_Text"><text:span text:style-name="T86">="/"</text:span></text:span><text:span text:style-name="Source_20_Text"><text:span text:style-name="T53">[,domain[,</text:span></text:span><text:span text:style-name="Source_20_Text"><text:span text:style-name="T110">sec</text:span></text:span><text:span text:style-name="Source_20_Text"><text:span text:style-name="T53">[,SameSite</text:span></text:span><text:span text:style-name="Source_20_Text"><text:span text:style-name="T86">=</text:span></text:span><text:span text:style-name="Source_20_Text"><text:span text:style-name="T107">"Lax"</text:span></text:span><text:span text:style-name="Source_20_Text"><text:span text:style-name="T53">[,HttpOnly]]]]]);</text:span></text:span></text:p>
            <text:p text:style-name="P33"><text:span text:style-name="Source_20_Text"><text:span text:style-name="T53">clearCookies</text:span></text:span><text:span text:style-name="Source_20_Text"><text:span text:style-name="T86">(Options obje</text:span></text:span><text:span text:style-name="Source_20_Text"><text:span text:style-name="T108">ct: </text:span></text:span><text:span text:style-name="Source_20_Text"><text:span text:style-name="T109">properties are the same as the parameters</text:span></text:span><text:span text:style-name="Source_20_Text"><text:span text:style-name="T86">);</text:span></text:span></text:p>
          </table:table-cell>
          <table:covered-table-cell/>
          <table:covered-table-cell/>
          <table:covered-table-cell/>
        </table:table-row>
      </table:table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5"><text:span text:style-name="Source_20_Text"><text:span text:style-name="T111">Collections </text:span></text:span><text:span text:style-name="Source_20_Text"><text:span text:style-name="T112">API</text:span></text:span></text:p>
          </table:table-cell>
          <table:covered-table-cell/>
          <table:table-cell table:style-name="Table4.C1" office:value-type="string">
            <text:p text:style-name="P46">Type API</text:p>
          </table:table-cell>
        </table:table-row>
        <table:table-row>
          <table:table-cell table:style-name="Table4.A2" office:value-type="string">
            <text:p text:style-name="P47"><text:span text:style-name="Source_20_Text"><text:span text:style-name="T113">castArray</text:span></text:span><text:span text:style-name="Source_20_Text"><text:span text:style-name="T114">(value);</text:span></text:span></text:p>
            <text:p text:style-name="P47"><text:span text:style-name="Source_20_Text"><text:span text:style-name="T60">arrayDeepClone(array);</text:span></text:span></text:p>
            <text:p text:style-name="P47"><text:span text:style-name="Source_20_Text"><text:span text:style-name="T60">arrayMerge(target,so</text:span></text:span><text:span text:style-name="Source_20_Text"><text:span text:style-name="T115">ur</text:span></text:span><text:span text:style-name="Source_20_Text"><text:span text:style-name="T116">c</text:span></text:span><text:span text:style-name="Source_20_Text"><text:span text:style-name="T60">e</text:span></text:span><text:span text:style-name="Source_20_Text"><text:span text:style-name="T115">1</text:span></text:span><text:span text:style-name="Source_20_Text"><text:span text:style-name="T60">[,</text:span></text:span><text:span text:style-name="Source_20_Text"><text:span text:style-name="T116">s</text:span></text:span><text:span text:style-name="Source_20_Text"><text:span text:style-name="T115">ou</text:span></text:span><text:span text:style-name="Source_20_Text"><text:span text:style-name="T116">r</text:span></text:span><text:span text:style-name="Source_20_Text"><text:span text:style-name="T115">ce</text:span></text:span><text:span text:style-name="Source_20_Text"><text:span text:style-name="T60">N]);</text:span></text:span></text:p>
            <text:p text:style-name="P47"><text:span text:style-name="Source_20_Text"><text:span text:style-name="T117">arrayAdd</text:span></text:span><text:span text:style-name="Source_20_Text"><text:span text:style-name="T60">(array,value);</text:span></text:span></text:p>
            <text:p text:style-name="P47"><text:span text:style-name="Source_20_Text"><text:span text:style-name="T60">arrayClear(array); </text:span></text:span></text:p>
            <text:p text:style-name="P47"><text:span text:style-name="Source_20_Text"><text:span text:style-name="T118">arrayRemove(array,value[,all </text:span></text:span><text:span text:style-name="Source_20_Text"><text:span text:style-name="T119">= false</text:span></text:span><text:span text:style-name="Source_20_Text"><text:span text:style-name="T118">]);</text:span></text:span></text:p>
            <text:p text:style-name="P47"><text:span text:style-name="Source_20_Text"><text:span text:style-name="T118">arrayRemove</text:span></text:span><text:span text:style-name="Source_20_Text"><text:span text:style-name="T120">By</text:span></text:span><text:span text:style-name="Source_20_Text"><text:span text:style-name="T118">(array,c</text:span></text:span><text:span text:style-name="Source_20_Text"><text:span text:style-name="T120">allback</text:span></text:span><text:span text:style-name="Source_20_Text"><text:span text:style-name="T118">[,all</text:span></text:span><text:span text:style-name="Source_20_Text"><text:span text:style-name="T119">=false</text:span></text:span><text:span text:style-name="Source_20_Text"><text:span text:style-name="T118">]);</text:span></text:span></text:p>
            <text:p text:style-name="P48"><text:span text:style-name="Source_20_Text"><text:span text:style-name="T114"/></text:span></text:p>
            <text:p text:style-name="P49"><text:span text:style-name="Source_20_Text"><text:span text:style-name="T121">arrayRange([start=0[,end = </text:span></text:span><text:span text:style-name="Source_20_Text"><text:span text:style-name="T122">99</text:span></text:span><text:span text:style-name="Source_20_Text"><text:span text:style-name="T121">[,step = 1]]]);</text:span></text:span></text:p>
            <text:p text:style-name="P50"><text:span text:style-name="Source_20_Text"><text:span text:style-name="T58">arrayCycle(i</text:span></text:span><text:span text:style-name="Source_20_Text"><text:span text:style-name="T123">terator</text:span></text:span><text:span text:style-name="Source_20_Text"><text:span text:style-name="T58">[,n </text:span></text:span><text:span text:style-name="Source_20_Text"><text:span text:style-name="T124">= 100</text:span></text:span><text:span text:style-name="Source_20_Text"><text:span text:style-name="T58">]);</text:span></text:span></text:p>
            <text:p text:style-name="P50"><text:span text:style-name="Source_20_Text"><text:span text:style-name="T125">arrayRepeat(value[,n </text:span></text:span><text:span text:style-name="Source_20_Text"><text:span text:style-name="T126">= 100</text:span></text:span><text:span text:style-name="Source_20_Text"><text:span text:style-name="T125">]);</text:span></text:span></text:p>
            <text:p text:style-name="P50"><text:span text:style-name="Source_20_Text"><text:span text:style-name="T125"/></text:span></text:p>
            <text:p text:style-name="P51"><text:span text:style-name="Source_20_Text"><text:span text:style-name="T127">iterRange([start=0[,step=1[,end=Infinity]]]);</text:span></text:span></text:p>
            <text:p text:style-name="P51"><text:span text:style-name="Source_20_Text"><text:span text:style-name="T127">iterCycle(iter</text:span></text:span><text:span text:style-name="Source_20_Text"><text:span text:style-name="T128">ator</text:span></text:span><text:span text:style-name="Source_20_Text"><text:span text:style-name="T127">[,n </text:span></text:span><text:span text:style-name="Source_20_Text"><text:span text:style-name="T129">= Infinity</text:span></text:span><text:span text:style-name="Source_20_Text"><text:span text:style-name="T127">]);</text:span></text:span></text:p>
            <text:p text:style-name="P51"><text:span text:style-name="Source_20_Text"><text:span text:style-name="T58">iterRepeat(value[,n </text:span></text:span><text:span text:style-name="Source_20_Text"><text:span text:style-name="T129">= Infinity</text:span></text:span><text:span text:style-name="Source_20_Text"><text:span text:style-name="T58">]);</text:span></text:span></text:p>
            <text:p text:style-name="P52"><text:span text:style-name="Source_20_Text"><text:span text:style-name="T130"/></text:span></text:p>
            <text:p text:style-name="P53"><text:span text:style-name="Source_20_Text"><text:span text:style-name="T131">count</text:span></text:span><text:span text:style-name="Source_20_Text"><text:span text:style-name="T132">(i</text:span></text:span><text:span text:style-name="Source_20_Text"><text:span text:style-name="T123">terator</text:span></text:span><text:span text:style-name="Source_20_Text"><text:span text:style-name="T132">,callback);</text:span></text:span></text:p>
            <text:p text:style-name="P52"><text:span text:style-name="Source_20_Text"><text:span text:style-name="T130"/></text:span></text:p>
            <text:p text:style-name="P54"><text:span text:style-name="Source_20_Text"><text:span text:style-name="T114">compact</text:span></text:span><text:span text:style-name="Source_20_Text"><text:span text:style-name="T113">(</text:span></text:span><text:span text:style-name="Source_20_Text"><text:span text:style-name="T133">collection</text:span></text:span><text:span text:style-name="Source_20_Text"><text:span text:style-name="T113">);</text:span></text:span></text:p>
            <text:p text:style-name="P52"><text:span text:style-name="Source_20_Text"><text:span text:style-name="T130"/></text:span></text:p>
            <text:p text:style-name="P52"><text:span text:style-name="Source_20_Text"><text:span text:style-name="T130">unique(iterator[,resolver]);</text:span></text:span></text:p>
            <text:p text:style-name="P52"><text:span text:style-name="Source_20_Text"><text:span text:style-name="T130"/></text:span></text:p>
            <text:p text:style-name="P52"><text:span text:style-name="Source_20_Text"><text:span text:style-name="T127">slice(i</text:span></text:span><text:span text:style-name="Source_20_Text"><text:span text:style-name="T123">terator</text:span></text:span><text:span text:style-name="Source_20_Text"><text:span text:style-name="T127">[,begin=0[,end = Infinity]]);</text:span></text:span></text:p>
            <text:p text:style-name="P52"><text:span text:style-name="Source_20_Text"><text:span text:style-name="T127"/></text:span></text:p>
            <text:p text:style-name="P55"><text:span text:style-name="Source_20_Text"><text:span text:style-name="T127">withOut(i</text:span></text:span><text:span text:style-name="Source_20_Text"><text:span text:style-name="T123">terator</text:span></text:span><text:span text:style-name="Source_20_Text"><text:span text:style-name="T127">,filter</text:span></text:span><text:span text:style-name="Source_20_Text"><text:span text:style-name="T123">Iterator</text:span></text:span><text:span text:style-name="Source_20_Text"><text:span text:style-name="T127">);</text:span></text:span></text:p>
            <text:p text:style-name="P55"><text:span text:style-name="Source_20_Text"><text:span text:style-name="T127"/></text:span></text:p>
            <text:p text:style-name="P56"><text:span text:style-name="Source_20_Text"><text:span text:style-name="T58">reduce(i</text:span></text:span><text:span text:style-name="Source_20_Text"><text:span text:style-name="T123">terator</text:span></text:span><text:span text:style-name="Source_20_Text"><text:span text:style-name="T58">,callback[,initialvalue]);</text:span></text:span></text:p>
            <text:p text:style-name="P56"><text:span text:style-name="Source_20_Text"><text:span text:style-name="T58"/></text:span></text:p>
            <text:p text:style-name="P56"><text:span text:style-name="Source_20_Text"><text:span text:style-name="T58">take(i</text:span></text:span><text:span text:style-name="Source_20_Text"><text:span text:style-name="T123">terator</text:span></text:span><text:span text:style-name="Source_20_Text"><text:span text:style-name="T58">[,n </text:span></text:span><text:span text:style-name="Source_20_Text"><text:span text:style-name="T134">= 1</text:span></text:span><text:span text:style-name="Source_20_Text"><text:span text:style-name="T58">]);</text:span></text:span></text:p>
            <text:p text:style-name="P56"><text:span text:style-name="Source_20_Text"><text:span text:style-name="T58">takeWhile(i</text:span></text:span><text:span text:style-name="Source_20_Text"><text:span text:style-name="T123">terator</text:span></text:span><text:span text:style-name="Source_20_Text"><text:span text:style-name="T58">,callback);</text:span></text:span></text:p>
            <text:p text:style-name="P56"><text:span text:style-name="Source_20_Text"><text:span text:style-name="T58">takeRight(i</text:span></text:span><text:span text:style-name="Source_20_Text"><text:span text:style-name="T123">terator</text:span></text:span><text:span text:style-name="Source_20_Text"><text:span text:style-name="T58">[,n </text:span></text:span><text:span text:style-name="Source_20_Text"><text:span text:style-name="T134">= 1</text:span></text:span><text:span text:style-name="Source_20_Text"><text:span text:style-name="T58">]);</text:span></text:span></text:p>
            <text:p text:style-name="P56"><text:span text:style-name="Source_20_Text"><text:span text:style-name="T58">takeRightWhile(i</text:span></text:span><text:span text:style-name="Source_20_Text"><text:span text:style-name="T123">terator</text:span></text:span><text:span text:style-name="Source_20_Text"><text:span text:style-name="T58">,callback);</text:span></text:span></text:p>
            <text:p text:style-name="P56"><text:span text:style-name="Source_20_Text"><text:span text:style-name="T58"/></text:span></text:p>
            <text:p text:style-name="P56"><text:span text:style-name="Source_20_Text"><text:span text:style-name="T58">drop(i</text:span></text:span><text:span text:style-name="Source_20_Text"><text:span text:style-name="T123">terator</text:span></text:span><text:span text:style-name="Source_20_Text"><text:span text:style-name="T58">[,n </text:span></text:span><text:span text:style-name="Source_20_Text"><text:span text:style-name="T134">= 1</text:span></text:span><text:span text:style-name="Source_20_Text"><text:span text:style-name="T58">]);</text:span></text:span><text:span text:style-name="Source_20_Text"><text:span text:style-name="T135"> </text:span></text:span></text:p>
            <text:p text:style-name="P56"><text:span text:style-name="Source_20_Text"><text:span text:style-name="T58">dropWhile(i</text:span></text:span><text:span text:style-name="Source_20_Text"><text:span text:style-name="T123">terator</text:span></text:span><text:span text:style-name="Source_20_Text"><text:span text:style-name="T58">,callback);</text:span></text:span></text:p>
            <text:p text:style-name="P56"><text:span text:style-name="Source_20_Text"><text:span text:style-name="T58">dropRight(i</text:span></text:span><text:span text:style-name="Source_20_Text"><text:span text:style-name="T123">terator</text:span></text:span><text:span text:style-name="Source_20_Text"><text:span text:style-name="T58">[,n </text:span></text:span><text:span text:style-name="Source_20_Text"><text:span text:style-name="T134">= 1</text:span></text:span><text:span text:style-name="Source_20_Text"><text:span text:style-name="T58">]);</text:span></text:span></text:p>
            <text:p text:style-name="P56"><text:span text:style-name="Source_20_Text"><text:span text:style-name="T58">dropRightWhile(i</text:span></text:span><text:span text:style-name="Source_20_Text"><text:span text:style-name="T123">terator</text:span></text:span><text:span text:style-name="Source_20_Text"><text:span text:style-name="T58">,callback);</text:span></text:span></text:p>
          </table:table-cell>
          <table:table-cell table:style-name="Table4.B2" office:value-type="string">
            <text:p text:style-name="P55"><text:span text:style-name="Source_20_Text"><text:span text:style-name="T125">forEach</text:span></text:span><text:span text:style-name="Source_20_Text"><text:span text:style-name="T127">(i</text:span></text:span><text:span text:style-name="Source_20_Text"><text:span text:style-name="T123">terator</text:span></text:span><text:span text:style-name="Source_20_Text"><text:span text:style-name="T127">,callback);</text:span></text:span></text:p>
            <text:p text:style-name="P57"><text:span text:style-name="Source_20_Text"><text:span text:style-name="T136">map(i</text:span></text:span><text:span text:style-name="Source_20_Text"><text:span text:style-name="T137">terator</text:span></text:span><text:span text:style-name="Source_20_Text"><text:span text:style-name="T136">,callback);</text:span></text:span></text:p>
            <text:p text:style-name="P56"><text:span text:style-name="Source_20_Text"><text:span text:style-name="T127">enumerate(i</text:span></text:span><text:span text:style-name="Source_20_Text"><text:span text:style-name="T123">terator</text:span></text:span><text:span text:style-name="Source_20_Text"><text:span text:style-name="T127">[,offset = 0]);</text:span></text:span></text:p>
            <text:p text:style-name="P56"><text:span text:style-name="Source_20_Text"><text:span text:style-name="T58">size(</text:span></text:span><text:span text:style-name="Source_20_Text"><text:span text:style-name="T138">collection</text:span></text:span><text:span text:style-name="Source_20_Text"><text:span text:style-name="T58">);</text:span></text:span></text:p>
            <text:p text:style-name="P58"><text:span text:style-name="Source_20_Text"><text:span text:style-name="T139"/></text:span></text:p>
            <text:p text:style-name="P56"><text:span text:style-name="Source_20_Text"><text:span text:style-name="T58">every(i</text:span></text:span><text:span text:style-name="Source_20_Text"><text:span text:style-name="T123">terator</text:span></text:span><text:span text:style-name="Source_20_Text"><text:span text:style-name="T58">,c</text:span></text:span><text:span text:style-name="Source_20_Text"><text:span text:style-name="T140">allback</text:span></text:span><text:span text:style-name="Source_20_Text"><text:span text:style-name="T58">);</text:span></text:span></text:p>
            <text:p text:style-name="P56"><text:span text:style-name="Source_20_Text"><text:span text:style-name="T58">some(i</text:span></text:span><text:span text:style-name="Source_20_Text"><text:span text:style-name="T123">terator</text:span></text:span><text:span text:style-name="Source_20_Text"><text:span text:style-name="T58">,c</text:span></text:span><text:span text:style-name="Source_20_Text"><text:span text:style-name="T140">allback</text:span></text:span><text:span text:style-name="Source_20_Text"><text:span text:style-name="T58">);</text:span></text:span><text:span text:style-name="Source_20_Text"><text:span text:style-name="T141"> </text:span></text:span></text:p>
            <text:p text:style-name="P56"><text:span text:style-name="Source_20_Text"><text:span text:style-name="T127">none(i</text:span></text:span><text:span text:style-name="Source_20_Text"><text:span text:style-name="T123">terator</text:span></text:span><text:span text:style-name="Source_20_Text"><text:span text:style-name="T127">,c</text:span></text:span><text:span text:style-name="Source_20_Text"><text:span text:style-name="T140">allback</text:span></text:span><text:span text:style-name="Source_20_Text"><text:span text:style-name="T127">);</text:span></text:span></text:p>
            <text:p text:style-name="P56"><text:span text:style-name="Source_20_Text"><text:span text:style-name="T127"/></text:span></text:p>
            <text:p text:style-name="P56"><text:span text:style-name="Source_20_Text"><text:span text:style-name="T58">includes(</text:span></text:span><text:span text:style-name="Source_20_Text"><text:span text:style-name="T142">collection</text:span></text:span><text:span text:style-name="Source_20_Text"><text:span text:style-name="T58">,</text:span></text:span><text:span text:style-name="Source_20_Text"><text:span text:style-name="T143">val</text:span></text:span><text:span text:style-name="Source_20_Text"><text:span text:style-name="T142">[,comparator]</text:span></text:span><text:span text:style-name="Source_20_Text"><text:span text:style-name="T58">);</text:span></text:span></text:p>
            <text:p text:style-name="P56"><text:span text:style-name="Source_20_Text"><text:span text:style-name="T58">find(i</text:span></text:span><text:span text:style-name="Source_20_Text"><text:span text:style-name="T123">terator</text:span></text:span><text:span text:style-name="Source_20_Text"><text:span text:style-name="T58">,c</text:span></text:span><text:span text:style-name="Source_20_Text"><text:span text:style-name="T140">allback</text:span></text:span><text:span text:style-name="Source_20_Text"><text:span text:style-name="T58">);</text:span></text:span></text:p>
            <text:p text:style-name="P56"><text:span text:style-name="Source_20_Text"><text:span text:style-name="T58">findLast(i</text:span></text:span><text:span text:style-name="Source_20_Text"><text:span text:style-name="T123">terator</text:span></text:span><text:span text:style-name="Source_20_Text"><text:span text:style-name="T58">,callback);</text:span></text:span></text:p>
            <text:p text:style-name="P56"><text:span text:style-name="Source_20_Text"><text:span text:style-name="T58">filter(i</text:span></text:span><text:span text:style-name="Source_20_Text"><text:span text:style-name="T123">terator</text:span></text:span><text:span text:style-name="Source_20_Text"><text:span text:style-name="T58">,c</text:span></text:span><text:span text:style-name="Source_20_Text"><text:span text:style-name="T140">allback</text:span></text:span><text:span text:style-name="Source_20_Text"><text:span text:style-name="T58">);</text:span></text:span></text:p>
            <text:p text:style-name="P56"><text:span text:style-name="Source_20_Text"><text:span text:style-name="T144">reject(i</text:span></text:span><text:span text:style-name="Source_20_Text"><text:span text:style-name="T123">terator</text:span></text:span><text:span text:style-name="Source_20_Text"><text:span text:style-name="T144">,c</text:span></text:span><text:span text:style-name="Source_20_Text"><text:span text:style-name="T140">allback</text:span></text:span><text:span text:style-name="Source_20_Text"><text:span text:style-name="T144">);</text:span></text:span></text:p>
            <text:p text:style-name="P55"><text:span text:style-name="Source_20_Text"><text:span text:style-name="T145">p</text:span></text:span><text:span text:style-name="Source_20_Text"><text:span text:style-name="T146">artition(i</text:span></text:span><text:span text:style-name="Source_20_Text"><text:span text:style-name="T147">terator</text:span></text:span><text:span text:style-name="Source_20_Text"><text:span text:style-name="T146">,c</text:span></text:span><text:span text:style-name="Source_20_Text"><text:span text:style-name="T148">a</text:span></text:span><text:span text:style-name="Source_20_Text"><text:span text:style-name="T149">llb</text:span></text:span><text:span text:style-name="Source_20_Text"><text:span text:style-name="T148">a</text:span></text:span><text:span text:style-name="Source_20_Text"><text:span text:style-name="T149">ck</text:span></text:span><text:span text:style-name="Source_20_Text"><text:span text:style-name="T146">);</text:span></text:span></text:p>
            <text:p text:style-name="P59"><text:span text:style-name="Source_20_Text"><text:span text:style-name="T150"/></text:span></text:p>
            <text:p text:style-name="P55"><text:span text:style-name="Source_20_Text"><text:span text:style-name="T58">zip(i</text:span></text:span><text:span text:style-name="Source_20_Text"><text:span text:style-name="T123">terator1</text:span></text:span><text:span text:style-name="Source_20_Text"><text:span text:style-name="T58">[,</text:span></text:span><text:span text:style-name="Source_20_Text"><text:span text:style-name="T123">iteratorN</text:span></text:span><text:span text:style-name="Source_20_Text"><text:span text:style-name="T58">]);</text:span></text:span></text:p>
            <text:p text:style-name="P60"><text:span text:style-name="Source_20_Text"><text:span text:style-name="T151">unzip(i</text:span></text:span><text:span text:style-name="Source_20_Text"><text:span text:style-name="T147">terator</text:span></text:span><text:span text:style-name="Source_20_Text"><text:span text:style-name="T151">);</text:span></text:span></text:p>
            <text:p text:style-name="P60"><text:span text:style-name="Source_20_Text"><text:span text:style-name="T151">zipObj(i</text:span></text:span><text:span text:style-name="Source_20_Text"><text:span text:style-name="T147">terator1</text:span></text:span><text:span text:style-name="Source_20_Text"><text:span text:style-name="T151">,i</text:span></text:span><text:span text:style-name="Source_20_Text"><text:span text:style-name="T147">terator</text:span></text:span><text:span text:style-name="Source_20_Text"><text:span text:style-name="T152">2</text:span></text:span><text:span text:style-name="Source_20_Text"><text:span text:style-name="T151">);</text:span></text:span></text:p>
            <text:p text:style-name="P56"><text:span text:style-name="Source_20_Text"><text:span text:style-name="T150">shuffle(i</text:span></text:span><text:span text:style-name="Source_20_Text"><text:span text:style-name="T123">terator</text:span></text:span><text:span text:style-name="Source_20_Text"><text:span text:style-name="T150">);</text:span></text:span></text:p>
            <text:p text:style-name="P56"><text:span text:style-name="Source_20_Text"><text:span text:style-name="T150"/></text:span></text:p>
            <text:p text:style-name="P61"><text:span text:style-name="Source_20_Text"><text:span text:style-name="T58">min(v</text:span></text:span><text:span text:style-name="Source_20_Text"><text:span text:style-name="T153">alue1[,valueN]</text:span></text:span><text:span text:style-name="Source_20_Text"><text:span text:style-name="T58">);</text:span></text:span></text:p>
            <text:p text:style-name="P62"><text:span text:style-name="Source_20_Text"><text:span text:style-name="T154">max(v</text:span></text:span><text:span text:style-name="Source_20_Text"><text:span text:style-name="T155">alue1[,valueN]</text:span></text:span><text:span text:style-name="Source_20_Text"><text:span text:style-name="T154">);</text:span></text:span></text:p>
            <text:p text:style-name="P56"><text:span text:style-name="Source_20_Text"><text:span text:style-name="T156">sort(i</text:span></text:span><text:span text:style-name="Source_20_Text"><text:span text:style-name="T123">terator</text:span></text:span><text:span text:style-name="Source_20_Text"><text:span text:style-name="T157">[</text:span></text:span><text:span text:style-name="Source_20_Text"><text:span text:style-name="T156">,number</text:span></text:span><text:span text:style-name="Source_20_Text"><text:span text:style-name="T158">s = false</text:span></text:span><text:span text:style-name="Source_20_Text"><text:span text:style-name="T157">]</text:span></text:span><text:span text:style-name="Source_20_Text"><text:span text:style-name="T156">);</text:span></text:span></text:p>
            <text:p text:style-name="P56"><text:span text:style-name="Source_20_Text"><text:span text:style-name="T150">reverse(i</text:span></text:span><text:span text:style-name="Source_20_Text"><text:span text:style-name="T123">terator</text:span></text:span><text:span text:style-name="Source_20_Text"><text:span text:style-name="T150">);</text:span></text:span></text:p>
            <text:p text:style-name="P61"><text:span text:style-name="Source_20_Text"><text:span text:style-name="T58"/></text:span></text:p>
            <text:p text:style-name="P55"><text:span text:style-name="Source_20_Text"><text:span text:style-name="T58">item(i</text:span></text:span><text:span text:style-name="Source_20_Text"><text:span text:style-name="T123">terator</text:span></text:span><text:span text:style-name="Source_20_Text"><text:span text:style-name="T58">,index);</text:span></text:span></text:p>
            <text:p text:style-name="P55"><text:span text:style-name="Source_20_Text"><text:span text:style-name="T159">nth(i</text:span></text:span><text:span text:style-name="Source_20_Text"><text:span text:style-name="T123">terator</text:span></text:span><text:span text:style-name="Source_20_Text"><text:span text:style-name="T159">,index);</text:span></text:span></text:p>
            <text:p text:style-name="P56"><text:span text:style-name="Source_20_Text"><text:span text:style-name="T58">first(i</text:span></text:span><text:span text:style-name="Source_20_Text"><text:span text:style-name="T123">terator</text:span></text:span><text:span text:style-name="Source_20_Text"><text:span text:style-name="T58">);</text:span></text:span></text:p>
            <text:p text:style-name="P56"><text:span text:style-name="Source_20_Text"><text:span text:style-name="T160">head(i</text:span></text:span><text:span text:style-name="Source_20_Text"><text:span text:style-name="T147">terator</text:span></text:span><text:span text:style-name="Source_20_Text"><text:span text:style-name="T160">);</text:span></text:span></text:p>
            <text:p text:style-name="P63"><text:span text:style-name="Source_20_Text"><text:span text:style-name="T60">last(i</text:span></text:span><text:span text:style-name="Source_20_Text"><text:span text:style-name="T137">terator</text:span></text:span><text:span text:style-name="Source_20_Text"><text:span text:style-name="T60">);</text:span></text:span></text:p>
            <text:p text:style-name="P64">initial(i<text:span text:style-name="Source_20_Text"><text:span text:style-name="T161">terator</text:span></text:span>);</text:p>
            <text:p text:style-name="P56"><text:span text:style-name="Source_20_Text"><text:span text:style-name="T58">tail(i</text:span></text:span><text:span text:style-name="Source_20_Text"><text:span text:style-name="T123">terator</text:span></text:span><text:span text:style-name="Source_20_Text"><text:span text:style-name="T58">);</text:span></text:span></text:p>
            <text:p text:style-name="P56"><text:span text:style-name="Source_20_Text"><text:span text:style-name="T58"/></text:span></text:p>
            <text:p text:style-name="P56"><text:span text:style-name="Source_20_Text"><text:span text:style-name="T162">flat(i</text:span></text:span><text:span text:style-name="Source_20_Text"><text:span text:style-name="T123">terator</text:span></text:span><text:span text:style-name="Source_20_Text"><text:span text:style-name="T162">);</text:span></text:span></text:p>
            <text:p text:style-name="P56"><text:span text:style-name="Source_20_Text"><text:span text:style-name="T58">concat(i</text:span></text:span><text:span text:style-name="Source_20_Text"><text:span text:style-name="T123">terator1</text:span></text:span><text:span text:style-name="Source_20_Text"><text:span text:style-name="T58">[,</text:span></text:span><text:span text:style-name="Source_20_Text"><text:span text:style-name="T123">iteratorN</text:span></text:span><text:span text:style-name="Source_20_Text"><text:span text:style-name="T58">]);</text:span></text:span></text:p>
            <text:p text:style-name="P56"><text:span text:style-name="Source_20_Text"><text:span text:style-name="T127">join(i</text:span></text:span><text:span text:style-name="Source_20_Text"><text:span text:style-name="T123">terator</text:span></text:span><text:span text:style-name="Source_20_Text"><text:span text:style-name="T127">[,separator </text:span></text:span><text:span text:style-name="Source_20_Text"><text:span text:style-name="T163">= ","</text:span></text:span><text:span text:style-name="Source_20_Text"><text:span text:style-name="T127">]);</text:span></text:span></text:p>
          </table:table-cell>
          <table:table-cell table:style-name="Table4.C2" office:value-type="string">
            <text:p text:style-name="P27"><text:span text:style-name="Source_20_Text"><text:span text:style-name="T164">ty</text:span></text:span><text:span text:style-name="Source_20_Text"><text:span text:style-name="T165">pe</text:span></text:span><text:span text:style-name="Source_20_Text"><text:span text:style-name="T166">Of</text:span></text:span><text:span text:style-name="Source_20_Text"><text:span text:style-name="T165">(v</text:span></text:span><text:span text:style-name="Source_20_Text"><text:span text:style-name="T164">alue</text:span></text:span><text:span text:style-name="Source_20_Text"><text:span text:style-name="T165">);</text:span></text:span></text:p>
            <text:p text:style-name="P27"><text:span text:style-name="Source_20_Text"><text:span text:style-name="T167">is(</text:span></text:span><text:span text:style-name="Source_20_Text"><text:span text:style-name="T168">val</text:span></text:span><text:span text:style-name="Source_20_Text"><text:span text:style-name="T167">[,expectedType[,Throw=false]]</text:span></text:span><text:span text:style-name="Source_20_Text"><text:span text:style-name="T169">)</text:span></text:span><text:span text:style-name="Source_20_Text"><text:span text:style-name="T167">;</text:span></text:span></text:p>
            <text:p text:style-name="P27"><text:span text:style-name="Source_20_Text"><text:span text:style-name="T167">isTypedCollection(iter,expectedType, Throw=false);</text:span></text:span></text:p>
            <text:p text:style-name="P28"><text:span text:style-name="Source_20_Text"><text:span text:style-name="T170">isSameType(value1,value2)</text:span></text:span><text:span text:style-name="Source_20_Text"><text:span text:style-name="T171">;</text:span></text:span></text:p>
            <text:p text:style-name="P27"><text:span text:style-name="Source_20_Text"><text:span text:style-name="T10">isSameInstance(</text:span></text:span><text:span text:style-name="Source_20_Text"><text:span text:style-name="T172">v</text:span></text:span><text:span text:style-name="Source_20_Text"><text:span text:style-name="T173">al</text:span></text:span><text:span text:style-name="Source_20_Text"><text:span text:style-name="T172">1</text:span></text:span><text:span text:style-name="Source_20_Text"><text:span text:style-name="T10">,</text:span></text:span><text:span text:style-name="Source_20_Text"><text:span text:style-name="T172">v</text:span></text:span><text:span text:style-name="Source_20_Text"><text:span text:style-name="T173">al</text:span></text:span><text:span text:style-name="Source_20_Text"><text:span text:style-name="T172">2</text:span></text:span><text:span text:style-name="Source_20_Text"><text:span text:style-name="T10">,Contructor);</text:span></text:span></text:p>
            <text:p text:style-name="P27"><text:span text:style-name="Source_20_Text"><text:span text:style-name="T174">isDeepStrictEqual(v</text:span></text:span><text:span text:style-name="Source_20_Text"><text:span text:style-name="T175">al</text:span></text:span><text:span text:style-name="Source_20_Text"><text:span text:style-name="T176">ue</text:span></text:span><text:span text:style-name="Source_20_Text"><text:span text:style-name="T174">1,v</text:span></text:span><text:span text:style-name="Source_20_Text"><text:span text:style-name="T175">al</text:span></text:span><text:span text:style-name="Source_20_Text"><text:span text:style-name="T176">ue</text:span></text:span><text:span text:style-name="Source_20_Text"><text:span text:style-name="T174">2);</text:span></text:span></text:p>
            <text:p text:style-name="P27"><text:span text:style-name="Source_20_Text"><text:span text:style-name="T10">isCoercedObject</text:span></text:span><text:span text:style-name="Source_20_Text"><text:span text:style-name="T177">(object);</text:span></text:span></text:p>
            <text:p text:style-name="P27"><text:span text:style-name="Source_20_Text"><text:span text:style-name="T174">isEmpty(value);</text:span></text:span></text:p>
            <text:p text:style-name="P27"><text:span text:style-name="Source_20_Text"><text:span text:style-name="T10">isNull(v</text:span></text:span><text:span text:style-name="Source_20_Text"><text:span text:style-name="T178">a</text:span></text:span><text:span text:style-name="Source_20_Text"><text:span text:style-name="T179">lue</text:span></text:span><text:span text:style-name="Source_20_Text"><text:span text:style-name="T10">);</text:span></text:span></text:p>
            <text:p text:style-name="P27"><text:span text:style-name="Source_20_Text"><text:span text:style-name="T10">isUndefined(v</text:span></text:span><text:span text:style-name="Source_20_Text"><text:span text:style-name="T180">alu</text:span></text:span><text:span text:style-name="Source_20_Text"><text:span text:style-name="T65">e</text:span></text:span><text:span text:style-name="Source_20_Text"><text:span text:style-name="T10">);</text:span></text:span></text:p>
            <text:p text:style-name="P27"><text:span text:style-name="Source_20_Text"><text:span text:style-name="T10">isN</text:span></text:span><text:span text:style-name="Source_20_Text"><text:span text:style-name="T181">ullish</text:span></text:span><text:span text:style-name="Source_20_Text"><text:span text:style-name="T10">(v</text:span></text:span><text:span text:style-name="Source_20_Text"><text:span text:style-name="T95">a</text:span></text:span><text:span text:style-name="Source_20_Text"><text:span text:style-name="T96">lue</text:span></text:span><text:span text:style-name="Source_20_Text"><text:span text:style-name="T10">);</text:span></text:span></text:p>
            <text:p text:style-name="P27"><text:span text:style-name="Source_20_Text"><text:span text:style-name="T57">isNonNullable(value);</text:span></text:span></text:p>
            <text:p text:style-name="P27"><text:span text:style-name="Source_20_Text"><text:span text:style-name="T57">isNonNullablePrimitive(value);</text:span></text:span></text:p>
            <text:p text:style-name="P27"><text:span text:style-name="Source_20_Text"><text:span text:style-name="T182">isPlainObject(value);</text:span></text:span></text:p>
            <text:p text:style-name="P27"><text:span text:style-name="Source_20_Text"><text:span text:style-name="T10">isFunction(v</text:span></text:span><text:span text:style-name="Source_20_Text"><text:span text:style-name="T95">a</text:span></text:span><text:span text:style-name="Source_20_Text"><text:span text:style-name="T96">l</text:span></text:span><text:span text:style-name="Source_20_Text"><text:span text:style-name="T183">ue</text:span></text:span><text:span text:style-name="Source_20_Text"><text:span text:style-name="T10">);</text:span></text:span></text:p>
            <text:p text:style-name="P27"><text:span text:style-name="Source_20_Text"><text:span text:style-name="T10">isGenerator</text:span></text:span><text:span text:style-name="Source_20_Text"><text:span text:style-name="T184">F</text:span></text:span><text:span text:style-name="Source_20_Text"><text:span text:style-name="T185">u</text:span></text:span><text:span text:style-name="Source_20_Text"><text:span text:style-name="T184">n</text:span></text:span><text:span text:style-name="Source_20_Text"><text:span text:style-name="T185">ction</text:span></text:span><text:span text:style-name="Source_20_Text"><text:span text:style-name="T10">(v</text:span></text:span><text:span text:style-name="Source_20_Text"><text:span text:style-name="T186">a</text:span></text:span><text:span text:style-name="Source_20_Text"><text:span text:style-name="T187">lue</text:span></text:span><text:span text:style-name="Source_20_Text"><text:span text:style-name="T10">);</text:span></text:span></text:p>
            <text:p text:style-name="P27"><text:span text:style-name="Source_20_Text"><text:span text:style-name="T10">isAsync</text:span></text:span><text:span text:style-name="Source_20_Text"><text:span text:style-name="T184">F</text:span></text:span><text:span text:style-name="Source_20_Text"><text:span text:style-name="T185">u</text:span></text:span><text:span text:style-name="Source_20_Text"><text:span text:style-name="T184">n</text:span></text:span><text:span text:style-name="Source_20_Text"><text:span text:style-name="T185">ction</text:span></text:span><text:span text:style-name="Source_20_Text"><text:span text:style-name="T10">(v</text:span></text:span><text:span text:style-name="Source_20_Text"><text:span text:style-name="T186">a</text:span></text:span><text:span text:style-name="Source_20_Text"><text:span text:style-name="T187">lue</text:span></text:span><text:span text:style-name="Source_20_Text"><text:span text:style-name="T10">);</text:span></text:span></text:p>
            <text:p text:style-name="P27"><text:span text:style-name="Source_20_Text"><text:span text:style-name="T188">isAsyncGenerator</text:span></text:span><text:span text:style-name="Source_20_Text"><text:span text:style-name="T184">F</text:span></text:span><text:span text:style-name="Source_20_Text"><text:span text:style-name="T185">u</text:span></text:span><text:span text:style-name="Source_20_Text"><text:span text:style-name="T184">n</text:span></text:span><text:span text:style-name="Source_20_Text"><text:span text:style-name="T185">ction</text:span></text:span><text:span text:style-name="Source_20_Text"><text:span text:style-name="T188">(v</text:span></text:span><text:span text:style-name="Source_20_Text"><text:span text:style-name="T186">a</text:span></text:span><text:span text:style-name="Source_20_Text"><text:span text:style-name="T187">lue</text:span></text:span><text:span text:style-name="Source_20_Text"><text:span text:style-name="T188">);</text:span></text:span></text:p>
            <text:p text:style-name="P27"><text:span text:style-name="Source_20_Text"><text:span text:style-name="T189">isArrow</text:span></text:span><text:span text:style-name="Source_20_Text"><text:span text:style-name="T184">F</text:span></text:span><text:span text:style-name="Source_20_Text"><text:span text:style-name="T185">u</text:span></text:span><text:span text:style-name="Source_20_Text"><text:span text:style-name="T184">n</text:span></text:span><text:span text:style-name="Source_20_Text"><text:span text:style-name="T185">ction</text:span></text:span><text:span text:style-name="Source_20_Text"><text:span text:style-name="T189">(</text:span></text:span><text:span text:style-name="Source_20_Text"><text:span text:style-name="T190">value</text:span></text:span><text:span text:style-name="Source_20_Text"><text:span text:style-name="T189">);</text:span></text:span></text:p>
            <text:p text:style-name="P27"><text:span text:style-name="Source_20_Text"><text:span text:style-name="T188">isProxy(value);</text:span></text:span></text:p>
            <text:p text:style-name="P27"><text:span text:style-name="Source_20_Text"><text:span text:style-name="T10">isElement(v</text:span></text:span><text:span text:style-name="Source_20_Text"><text:span text:style-name="T95">a</text:span></text:span><text:span text:style-name="Source_20_Text"><text:span text:style-name="T96">lue</text:span></text:span><text:span text:style-name="Source_20_Text"><text:span text:style-name="T10">);</text:span></text:span></text:p>
            <text:p text:style-name="P27"><text:span text:style-name="Source_20_Text"><text:span text:style-name="T188">isRegexp(v</text:span></text:span><text:span text:style-name="Source_20_Text"><text:span text:style-name="T95">a</text:span></text:span><text:span text:style-name="Source_20_Text"><text:span text:style-name="T96">lue</text:span></text:span><text:span text:style-name="Source_20_Text"><text:span text:style-name="T188">);</text:span></text:span></text:p>
            <text:p text:style-name="P27"><text:span text:style-name="Source_20_Text"><text:span text:style-name="T10">isArraylike(value);</text:span></text:span></text:p>
            <text:p text:style-name="P27"><text:span text:style-name="Source_20_Text"><text:span text:style-name="T10">isTypedArray(value);</text:span></text:span></text:p>
            <text:p text:style-name="P65"><text:span text:style-name="Source_20_Text"><text:span text:style-name="T10">isIterator(v</text:span></text:span><text:span text:style-name="Source_20_Text"><text:span text:style-name="T74">a</text:span></text:span><text:span text:style-name="Source_20_Text"><text:span text:style-name="T191">l</text:span></text:span><text:span text:style-name="Source_20_Text"><text:span text:style-name="T192">ue</text:span></text:span><text:span text:style-name="Source_20_Text"><text:span text:style-name="T10">);</text:span></text:span></text:p>
            <text:p text:style-name="P65"><text:span text:style-name="Source_20_Text"><text:span text:style-name="T10">isIterable(v</text:span></text:span><text:span text:style-name="Source_20_Text"><text:span text:style-name="T74">a</text:span></text:span><text:span text:style-name="Source_20_Text"><text:span text:style-name="T191">l</text:span></text:span><text:span text:style-name="Source_20_Text"><text:span text:style-name="T192">ue</text:span></text:span><text:span text:style-name="Source_20_Text"><text:span text:style-name="T10">);</text:span></text:span></text:p>
            <text:p text:style-name="P27"><text:span text:style-name="Source_20_Text"><text:span text:style-name="T10">isAsyncItera</text:span></text:span><text:span text:style-name="Source_20_Text"><text:span text:style-name="T189">tor</text:span></text:span><text:span text:style-name="Source_20_Text"><text:span text:style-name="T10">(</text:span></text:span><text:span text:style-name="Source_20_Text"><text:span text:style-name="T168">value</text:span></text:span><text:span text:style-name="Source_20_Text"><text:span text:style-name="T10">);</text:span></text:span></text:p>
            <text:p text:style-name="P27"><text:span text:style-name="Source_20_Text"><text:span text:style-name="T10">isAsyncIterable(</text:span></text:span><text:span text:style-name="Source_20_Text"><text:span text:style-name="T168">value</text:span></text:span><text:span text:style-name="Source_20_Text"><text:span text:style-name="T10">);</text:span></text:span></text:p>
            <text:p text:style-name="P27"><text:span text:style-name="Source_20_Text"><text:span text:style-name="T193">isPropertyKey(v</text:span></text:span><text:span text:style-name="Source_20_Text"><text:span text:style-name="T194">alu</text:span></text:span><text:span text:style-name="Source_20_Text"><text:span text:style-name="T195">e</text:span></text:span><text:span text:style-name="Source_20_Text"><text:span text:style-name="T193">);</text:span></text:span></text:p>
            <text:p text:style-name="P27"><text:span text:style-name="Source_20_Text"><text:span text:style-name="T193">toPropertyKey(v</text:span></text:span><text:span text:style-name="Source_20_Text"><text:span text:style-name="T195">alue</text:span></text:span><text:span text:style-name="Source_20_Text"><text:span text:style-name="T193">);</text:span></text:span></text:p>
            <text:p text:style-name="P27"><text:span text:style-name="Source_20_Text"><text:span text:style-name="T193">isPrimitive(v</text:span></text:span><text:span text:style-name="Source_20_Text"><text:span text:style-name="T196">a</text:span></text:span><text:span text:style-name="Source_20_Text"><text:span text:style-name="T197">lue</text:span></text:span><text:span text:style-name="Source_20_Text"><text:span text:style-name="T193">);</text:span></text:span></text:p>
            <text:p text:style-name="P27"><text:span text:style-name="Source_20_Text"><text:span text:style-name="T182">toPrimitive(valu</text:span></text:span><text:span text:style-name="Source_20_Text"><text:span text:style-name="T195">e</text:span></text:span><text:span text:style-name="Source_20_Text"><text:span text:style-name="T182">);</text:span></text:span></text:p>
            <text:p text:style-name="P66"><text:span text:style-name="Source_20_Text"><text:span text:style-name="T10">isObject(v</text:span></text:span><text:span text:style-name="Source_20_Text"><text:span text:style-name="T95">a</text:span></text:span><text:span text:style-name="Source_20_Text"><text:span text:style-name="T96">lue</text:span></text:span><text:span text:style-name="Source_20_Text"><text:span text:style-name="T10">);</text:span></text:span></text:p>
            <text:p text:style-name="P66"><text:span text:style-name="Source_20_Text"><text:span text:style-name="T182">toObject(v</text:span></text:span><text:span text:style-name="Source_20_Text"><text:span text:style-name="T198">alu</text:span></text:span><text:span text:style-name="Source_20_Text"><text:span text:style-name="T199">e</text:span></text:span><text:span text:style-name="Source_20_Text"><text:span text:style-name="T182">);</text:span></text:span></text:p>
            <text:p text:style-name="P28"><text:span text:style-name="Source_20_Text"><text:span text:style-name="T200">isIndex(v</text:span></text:span><text:span text:style-name="Source_20_Text"><text:span text:style-name="T201">alu</text:span></text:span><text:span text:style-name="Source_20_Text"><text:span text:style-name="T202">e</text:span></text:span><text:span text:style-name="Source_20_Text"><text:span text:style-name="T200">); <text:s/></text:span></text:span><text:span text:style-name="Source_20_Text"><text:span text:style-name="T203">and</text:span></text:span><text:span text:style-name="Source_20_Text"><text:span text:style-name="T204"> </text:span></text:span><text:span text:style-name="Source_20_Text"><text:span text:style-name="T205">to</text:span></text:span><text:span text:style-name="Source_20_Text"><text:span text:style-name="T200">Index(va</text:span></text:span><text:span text:style-name="Source_20_Text"><text:span text:style-name="T206">lue</text:span></text:span><text:span text:style-name="Source_20_Text"><text:span text:style-name="T200">);</text:span></text:span></text:p>
            <text:p text:style-name="P27"><text:span text:style-name="Source_20_Text"><text:span text:style-name="T194">isLength</text:span></text:span><text:span text:style-name="Source_20_Text"><text:span text:style-name="T207">(v</text:span></text:span><text:span text:style-name="Source_20_Text"><text:span text:style-name="T194">al</text:span></text:span><text:span text:style-name="Source_20_Text"><text:span text:style-name="T208">ue</text:span></text:span><text:span text:style-name="Source_20_Text"><text:span text:style-name="T207">); </text:span></text:span><text:span text:style-name="Source_20_Text"><text:span text:style-name="T209">and</text:span></text:span><text:span text:style-name="Source_20_Text"><text:span text:style-name="T210"> </text:span></text:span><text:span text:style-name="Source_20_Text"><text:span text:style-name="T193">toLength(value);</text:span></text:span></text:p>
            <text:p text:style-name="P27"><text:span text:style-name="Source_20_Text"><text:span text:style-name="T182">toSafeString</text:span></text:span><text:span text:style-name="Source_20_Text"><text:span text:style-name="T30">(value);</text:span></text:span></text:p>
          </table:table-cell>
        </table:table-row>
      </table:table>
      <text:p text:style-name="P6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9"><text:span text:style-name="T211">Celestra for </text:span><text:span text:style-name="T212">browser</text:span><text:span text:style-name="T211">: </text:span><text:span text:style-name="T213">celestra.</text:span><text:span text:style-name="T214">browser</text:span><text:span text:style-name="T215">.</text:span><text:span text:style-name="T213">js</text:span></text:p>
          </table:table-cell>
          <table:table-cell table:style-name="Table8.B2" table:number-columns-spanned="2" office:value-type="string">
            <text:p text:style-name="P70"><text:span text:style-name="T211">Celestra for Node.js </text:span><text:span text:style-name="T216">and Deno</text:span><text:span text:style-name="T211">: </text:span><text:span text:style-name="T217">celestra.</text:span><text:span text:style-name="T215">node.</text:span><text:span text:style-name="T218">m</text:span><text:span text:style-name="T217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71"/>
            <text:p text:style-name="P72">&lt;script type="module"&gt;</text:p>
            <text:p text:style-name="P73">// import the defaultExport object</text:p>
            <text:p text:style-name="P74">import defaultExport from "./celestra.browser.js";</text:p>
            <text:p text:style-name="P74">globalThis.celestra = defaultExport;</text:p>
            <text:p text:style-name="P74">globalThis.CEL = defaultExport;</text:p>
            <text:p text:style-name="P72">&lt;/script&gt;</text:p>
            <text:p text:style-name="P74"/>
            <text:p text:style-name="P72">&lt;script type="module"&gt;</text:p>
            <text:p text:style-name="P73">// import with default with name</text:p>
            <text:p text:style-name="P74">import { default as celestra } from "./celestra.browser.js";</text:p>
            <text:p text:style-name="P74">globalThis.celestra = celestra;</text:p>
            <text:p text:style-name="P74">globalThis.CEL = celestra;</text:p>
            <text:p text:style-name="P72">&lt;/script&gt;</text:p>
            <text:p text:style-name="P74"/>
            <text:p text:style-name="P72">&lt;script type="module"&gt;</text:p>
            <text:p text:style-name="P73">// import all into a new celestra object</text:p>
            <text:p text:style-name="P74">import * as celestra from "./celestra.browser.js";</text:p>
            <text:p text:style-name="P74">globalThis.celestra = celestra;</text:p>
            <text:p text:style-name="P74">globalThis.CEL = celestra;</text:p>
            <text:p text:style-name="P72">&lt;/script&gt;</text:p>
            <text:p text:style-name="P74"/>
            <text:p text:style-name="P72">&lt;script type="module"&gt;</text:p>
            <text:p text:style-name="P73">// import some functions</text:p>
            <text:p text:style-name="P74">import { first, <text:span text:style-name="T219">map</text:span> } from "./celestra.browser.js";</text:p>
            <text:p text:style-name="P74">globalThis.first = first;</text:p>
            <text:p text:style-name="P74">globalThis.<text:span text:style-name="T219">map</text:span> = <text:span text:style-name="T219">map</text:span>;</text:p>
            <text:p text:style-name="P72">&lt;/script&gt;</text:p>
            <text:p text:style-name="P72"/>
            <text:p text:style-name="P72">&lt;script type="module"&gt;</text:p>
            <text:p text:style-name="P74">// dynamic import</text:p>
            <text:p text:style-name="P74">const celestra = await import("./celestra.browser.js");</text:p>
            <text:p text:style-name="P74">globalThis.celestra = celestra;</text:p>
            <text:p text:style-name="P74">globalThis.CEL = celestra;</text:p>
            <text:p text:style-name="P72">&lt;/script&gt;</text:p>
            <text:p text:style-name="P72"/>
          </table:table-cell>
          <table:table-cell table:style-name="Table8.B3" table:number-columns-spanned="2" office:value-type="string">
            <text:p text:style-name="P75"/>
            <text:p text:style-name="P75">// import the defaultExport object</text:p>
            <text:p text:style-name="P76"/>
            <text:p text:style-name="P76">import defaultExport from "./celestra.<text:span text:style-name="T220">node</text:span>.<text:span text:style-name="T220">m</text:span>js";</text:p>
            <text:p text:style-name="P76">globalThis.celestra = defaultExport;</text:p>
            <text:p text:style-name="P76">globalThis.CEL = defaultExport;</text:p>
            <text:p text:style-name="P76"/>
            <text:p text:style-name="P75">// import with default with name</text:p>
            <text:p text:style-name="P76"/>
            <text:p text:style-name="P76">import { default as celestra } from "./celestra.<text:span text:style-name="T220">node</text:span>.<text:span text:style-name="T220">m</text:span>js";</text:p>
            <text:p text:style-name="P76">globalThis.celestra = celestra;</text:p>
            <text:p text:style-name="P76">globalThis.CEL = celestra;</text:p>
            <text:p text:style-name="P76"/>
            <text:p text:style-name="P75">// import all into a new celestra object</text:p>
            <text:p text:style-name="P76"/>
            <text:p text:style-name="P76">import * as celestra from "./celestra.<text:span text:style-name="T220">node</text:span>.<text:span text:style-name="T220">m</text:span>js";</text:p>
            <text:p text:style-name="P76">globalThis.celestra = celestra;</text:p>
            <text:p text:style-name="P76">globalThis.CEL = celestra;</text:p>
            <text:p text:style-name="P76"/>
            <text:p text:style-name="P75">// import some functions</text:p>
            <text:p text:style-name="P76"/>
            <text:p text:style-name="P76">import { first, <text:span text:style-name="T219">map</text:span> } from "./celestra.<text:span text:style-name="T220">node</text:span>.<text:span text:style-name="T220">m</text:span>js";</text:p>
            <text:p text:style-name="P76">globalThis.first = first;</text:p>
            <text:p text:style-name="P77"><text:span text:style-name="Source_20_Text"><text:span text:style-name="T221">globalThis.</text:span></text:span><text:span text:style-name="Source_20_Text"><text:span text:style-name="T222">map</text:span></text:span><text:span text:style-name="Source_20_Text"><text:span text:style-name="T221"> = </text:span></text:span><text:span text:style-name="Source_20_Text"><text:span text:style-name="T222">map</text:span></text:span><text:span text:style-name="Source_20_Text"><text:span text:style-name="T221">;<text:line-break/><text:line-break/></text:span></text:span><text:span text:style-name="Source_20_Text"><text:span text:style-name="T223">// </text:span></text:span><text:span text:style-name="Source_20_Text"><text:span text:style-name="T224">dynamic import</text:span></text:span><text:span text:style-name="Source_20_Text"><text:span text:style-name="T221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78">Removed <text:span text:style-name="T225">APIs</text:span> in the <text:span text:style-name="T217">celestra.node.</text:span><text:span text:style-name="T215">m</text:span><text:span text:style-name="T217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79">DOM API</text:p>
          </table:table-cell>
          <table:table-cell table:style-name="Table8.C5" office:value-type="string">
            <text:p text:style-name="P80"><text:span text:style-name="Source_20_Text"><text:span text:style-name="T226">Cookie API</text:span></text:span></text:p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2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2"><text:span text:style-name="T227">v</text:span>3.1.0</text:p>
          </table:table-cell>
          <table:table-cell table:style-name="Table3.A2" office:value-type="string">
            <text:p text:style-name="P82">v3.8.0</text:p>
          </table:table-cell>
          <table:table-cell table:style-name="Table3.C2" office:value-type="string">
            <text:p text:style-name="P83">v5.6.0</text:p>
          </table:table-cell>
        </table:table-row>
        <table:table-row table:style-name="Table3.3">
          <table:table-cell table:style-name="Table3.A3" table:number-rows-spanned="5" office:value-type="string">
            <text:p text:style-name="P84">Array.from();</text:p>
            <text:p text:style-name="P84">Array.of();</text:p>
            <text:p text:style-name="P84">Array.prototype.copyWithin();</text:p>
            <text:p text:style-name="P84">Array.prototype.fill();</text:p>
            <text:p text:style-name="P84">Array.prototype.find();</text:p>
            <text:p text:style-name="P84">Array.prototype.findIndex();</text:p>
            <text:p text:style-name="P84">Object.create();</text:p>
            <text:p text:style-name="P84">String.fromCodePoint();</text:p>
            <text:p text:style-name="P84">String.prototype.codePointAt();</text:p>
            <text:p text:style-name="P84">String.prototype.endsWith();</text:p>
            <text:p text:style-name="P84">String.prototype.startsWith();</text:p>
            <text:p text:style-name="P84">Math.acosh();</text:p>
            <text:p text:style-name="P84">Math.asinh();</text:p>
            <text:p text:style-name="P84">Math.atanh();</text:p>
            <text:p text:style-name="P84">Math.cbrt();</text:p>
            <text:p text:style-name="P84">Math.clz32();</text:p>
            <text:p text:style-name="P84">Math.cosh();</text:p>
            <text:p text:style-name="P84">Math.expm1();</text:p>
            <text:p text:style-name="P84">Math.fround();</text:p>
            <text:p text:style-name="P84">Math.hypot();</text:p>
            <text:p text:style-name="P84">Math.imul();</text:p>
            <text:p text:style-name="P84">Math.log1p();</text:p>
            <text:p text:style-name="P84">Math.log10();</text:p>
            <text:p text:style-name="P84">Math.log2();</text:p>
            <text:p text:style-name="P84">Math.sign();</text:p>
            <text:p text:style-name="P84">Math.sinh();</text:p>
            <text:p text:style-name="P84">Math.tanh();</text:p>
            <text:p text:style-name="P84">Math.trunc();</text:p>
            <text:p text:style-name="P84">Number.EPSILON;</text:p>
            <text:p text:style-name="P84">Number.isNaN();</text:p>
            <text:p text:style-name="P84">isNaN();</text:p>
            <text:p text:style-name="P84">Number.isInteger();</text:p>
            <text:p text:style-name="P84">Number.isFinite();</text:p>
            <text:p text:style-name="P84">Number.isSafeInteger();</text:p>
            <text:p text:style-name="P84">Number.parseInt();</text:p>
            <text:p text:style-name="P84">Number.parseFloat();</text:p>
          </table:table-cell>
          <table:table-cell table:style-name="Table3.B3" table:number-rows-spanned="5" office:value-type="string">
            <text:p text:style-name="P85"><text:span text:style-name="Source_20_Text"><text:span text:style-name="T139"/></text:span></text:p>
            <text:p text:style-name="P85"><text:span text:style-name="Source_20_Text"><text:span text:style-name="T228">Array.prototype.values();</text:span></text:span></text:p>
            <text:p text:style-name="P85"><text:span text:style-name="Source_20_Text"><text:span text:style-name="T228">Array.prototype.includes();</text:span></text:span></text:p>
            <text:p text:style-name="P85"><text:span text:style-name="Source_20_Text"><text:span text:style-name="T139"/></text:span></text:p>
            <text:p text:style-name="P85"><text:span text:style-name="Source_20_Text"><text:span text:style-name="T228">ChildNode.after();</text:span></text:span><text:span text:style-name="T229"><text:line-break/></text:span><text:span text:style-name="Source_20_Text"><text:span text:style-name="T228">ChildNode.before();</text:span></text:span><text:span text:style-name="T229"><text:line-break/></text:span><text:span text:style-name="Source_20_Text"><text:span text:style-name="T228">ChildNode.remove();</text:span></text:span><text:span text:style-name="T229"><text:line-break/></text:span><text:span text:style-name="Source_20_Text"><text:span text:style-name="T228">ChildNode.replaceWith();</text:span></text:span></text:p>
            <text:p text:style-name="P85"><text:span text:style-name="Source_20_Text"><text:span text:style-name="T139"/></text:span></text:p>
            <text:p text:style-name="P85"><text:span text:style-name="Source_20_Text"><text:span text:style-name="T228">Element.prototype.closest();<text:line-break/>Element.prototype.getAttributeNames();</text:span></text:span></text:p>
            <text:p text:style-name="P85"><text:span text:style-name="Source_20_Text"><text:span text:style-name="T228">Element.prototype.matches();</text:span></text:span></text:p>
            <text:p text:style-name="P85"><text:span text:style-name="Source_20_Text"><text:span text:style-name="T228">Element.prototype.toggleAttribute();</text:span></text:span></text:p>
            <text:p text:style-name="P85"><text:span text:style-name="Source_20_Text"><text:span text:style-name="T139"/></text:span></text:p>
            <text:p text:style-name="P85"><text:span text:style-name="Source_20_Text"><text:span text:style-name="T228">ParentNode.append();</text:span></text:span></text:p>
            <text:p text:style-name="P86"><text:span text:style-name="Source_20_Text"><text:span text:style-name="T228">ParentNode.prepend();</text:span></text:span><text:span text:style-name="T229"><text:line-break/></text:span></text:p>
            <text:p text:style-name="P86"><text:span text:style-name="Source_20_Text"><text:span text:style-name="T228">String.prototype[Symbol.iterator]();</text:span></text:span></text:p>
            <text:p text:style-name="P85"><text:span text:style-name="Source_20_Text"><text:span text:style-name="T228">String.prototype.includes();</text:span></text:span></text:p>
            <text:p text:style-name="P85"><text:span text:style-name="Source_20_Text"><text:span text:style-name="T228">String.prototype.repeat();</text:span></text:span></text:p>
            <text:p text:style-name="P85"><text:span text:style-name="Source_20_Text"><text:span text:style-name="T139"/></text:span></text:p>
            <text:p text:style-name="P85"><text:span text:style-name="Source_20_Text"><text:span text:style-name="T228">NodeList.prototype.forEach();</text:span></text:span></text:p>
            <text:p text:style-name="P85"><text:span text:style-name="Source_20_Text"><text:span text:style-name="T139"/></text:span></text:p>
            <text:p text:style-name="P85"><text:span text:style-name="Source_20_Text"><text:span text:style-name="T228">Object.assign();</text:span></text:span></text:p>
            <text:p text:style-name="P85"><text:span text:style-name="Source_20_Text"><text:span text:style-name="T228">Object.entries();</text:span></text:span></text:p>
            <text:p text:style-name="P87"><text:span text:style-name="Source_20_Text"><text:span text:style-name="T228">Object.getOwnPropertyDescriptors();</text:span></text:span></text:p>
            <text:p text:style-name="P87"><text:span text:style-name="Source_20_Text"><text:span text:style-name="T228">Object.values();</text:span></text:span></text:p>
            <text:p text:style-name="P85"><text:span text:style-name="Source_20_Text"><text:span text:style-name="T139"/></text:span></text:p>
            <text:p text:style-name="P85"><text:span text:style-name="Source_20_Text"><text:span text:style-name="T228">RegExp.prototype.flags;</text:span></text:span></text:p>
            <text:p text:style-name="P85"><text:span text:style-name="Source_20_Text"><text:span text:style-name="T139"/></text:span></text:p>
            <text:p text:style-name="P88"><text:span text:style-name="Source_20_Text"><text:span text:style-name="T230">window</text:span></text:span><text:span text:style-name="Source_20_Text"><text:span text:style-name="T228">.screenLeft;</text:span></text:span></text:p>
            <text:p text:style-name="P88"><text:span text:style-name="Source_20_Text"><text:span text:style-name="T230">window</text:span></text:span><text:span text:style-name="Source_20_Text"><text:span text:style-name="T228">.screenTop;</text:span></text:span></text:p>
          </table:table-cell>
          <table:table-cell table:style-name="Table3.C3" office:value-type="string">
            <text:p text:style-name="P89">Array.prototype.at();</text:p>
            <text:p text:style-name="P89">Array.prototype.findLast();</text:p>
            <text:p text:style-name="P89">Array.prototype.findLastIndex();</text:p>
            <text:p text:style-name="P89">Array.prototype.flat();</text:p>
            <text:p text:style-name="P89">Array.prototype.flatMap();</text:p>
            <text:p text:style-name="P89">Number.MIN_SAFE_INTEGER;</text:p>
            <text:p text:style-name="P89">Number.MAX_SAFE_INTEGER;</text:p>
            <text:p text:style-name="P89">Object.fromEntries();</text:p>
            <text:p text:style-name="P89">Object.is();</text:p>
            <text:p text:style-name="P89">String.prototype.at();</text:p>
            <text:p text:style-name="P89">String.prototype.matchAll();</text:p>
            <text:p text:style-name="P89">String.prototype.padStart();</text:p>
            <text:p text:style-name="P89">String.prototype.padEnd();</text:p>
            <text:p text:style-name="P89">String.prototype.replaceAll();</text:p>
            <text:p text:style-name="P89">String.prototype.trimStart();</text:p>
            <text:p text:style-name="P89">String.prototype.trimLeft();</text:p>
            <text:p text:style-name="P89">String.prototype.trimEnd();</text:p>
            <text:p text:style-name="P89">String.prototype.trimRight();</text:p>
            <text:p text:style-name="P89">Typedarray.prototype.at();</text:p>
            <text:p text:style-name="P89">TypedArray.prototype.findLast();</text:p>
            <text:p text:style-name="P89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83">v5.<text:span text:style-name="T23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89">BigInt.prototype.toJSON();</text:p>
          </table:table-cell>
        </table:table-row>
        <table:table-row table:style-name="Table3.6">
          <table:covered-table-cell table:style-name="Table3.A3"/>
          <table:covered-table-cell table:style-name="Table3.B3"/>
          <table:table-cell table:style-name="Table3.C2" office:value-type="string">
            <text:p text:style-name="P90">v6.5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22">Array.fromAsync();</text:p>
            <text:p text:style-name="P22">Array.prototype.toReversed();</text:p>
            <text:p text:style-name="P22">Array.prototype.toSorted();</text:p>
            <text:p text:style-name="P22">Array.prototype.toSpliced();</text:p>
            <text:p text:style-name="P22">Array.prototype.with();</text:p>
            <text:p text:style-name="P91">Map.groupBy(); <text:span text:style-name="T232">and </text:span>Object.groupBy();</text:p>
            <text:p text:style-name="P91">Object.hasOwn();</text:p>
            <text:p text:style-name="P22">TypedArray.prototype.toReversed();</text:p>
            <text:p text:style-name="P22">TypedArray.prototype.toSorted();</text:p>
            <text:p text:style-name="P22">TypedArray.prototype.with();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lef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2.2$Windows_X86_64 LibreOffice_project/1f77d10d6938fd34972958f64b2bcfa54f8b1ba5</meta:generator>
    <meta:initial-creator>Czigler, Ferenc</meta:initial-creator>
    <meta:creation-date>2018-01-01T17:18:00Z</meta:creation-date>
    <dc:date>2026-05-01T18:05:48.069449100</dc:date>
    <meta:print-date>2026-05-01T18:05:56.314726900</meta:print-date>
    <meta:editing-cycles>1301</meta:editing-cycles>
    <meta:editing-duration>P1DT15H40M15S</meta:editing-duration>
    <meta:printed-by>PDF files</meta:printed-by>
    <meta:document-statistic meta:table-count="5" meta:image-count="0" meta:object-count="0" meta:page-count="5" meta:paragraph-count="400" meta:word-count="664" meta:character-count="10292" meta:non-whitespace-character-count="10017"/>
    <meta:template xlink:type="simple" xlink:actuate="onRequest" xlink:title="" xlink:href="Normal.dotm"/>
  </office:meta>
</office:document-meta>
</file>